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246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454 5.53</text:p>
      <text:p text:style-name="P2">1106 0.84</text:p>
      <text:p text:style-name="P2">1722 5.42</text:p>
      <text:p text:style-name="P2">2333 0.95</text:p>
      <text:p text:style-name="P2"/>
      <text:p text:style-name="P2">2 - W</text:p>
      <text:p text:style-name="P2">0551 5.31</text:p>
      <text:p text:style-name="P2">1201 1.06</text:p>
      <text:p text:style-name="P2">1820 5.20</text:p>
      <text:p text:style-name="P2"/>
      <text:p text:style-name="P2"/>
      <text:p text:style-name="P2">3 - TH</text:p>
      <text:p text:style-name="P2">0030 1.16</text:p>
      <text:p text:style-name="P2">0651 5.10</text:p>
      <text:p text:style-name="P2">1301 1.26</text:p>
      <text:p text:style-name="P2">1924 5.01</text:p>
      <text:p text:style-name="P2"/>
      <text:p text:style-name="P2">4 - F</text:p>
      <text:p text:style-name="P2">0134 1.34</text:p>
      <text:p text:style-name="P2">0757 4.94</text:p>
      <text:p text:style-name="P2">1407 1.40</text:p>
      <text:p text:style-name="P2">2031 4.89</text:p>
      <text:p text:style-name="P2"/>
      <text:p text:style-name="P2">5 - SA</text:p>
      <text:p text:style-name="P2">0242 1.44</text:p>
      <text:p text:style-name="P2">0904 4.87</text:p>
      <text:p text:style-name="P2">1516 1.45</text:p>
      <text:p text:style-name="P2">2138 4.86</text:p>
      <text:p text:style-name="P2"/>
      <text:p text:style-name="P2">6 - SU</text:p>
      <text:p text:style-name="P2">0349 1.45</text:p>
      <text:p text:style-name="P2">1010 4.88</text:p>
      <text:p text:style-name="P2">1621 1.42</text:p>
      <text:p text:style-name="P2">2241 4.91</text:p>
      <text:p text:style-name="P2"/>
      <text:p text:style-name="P2">7 - M</text:p>
      <text:p text:style-name="P2">0451 1.38</text:p>
      <text:p text:style-name="P2">1111 4.95</text:p>
      <text:p text:style-name="P2">1718 1.34</text:p>
      <text:p text:style-name="P2">2339 4.99</text:p>
      <text:p text:style-name="P2"/>
      <text:p text:style-name="P2">8 - TU</text:p>
      <text:p text:style-name="P2">0544 1.29</text:p>
      <text:p text:style-name="P2">1206 5.03</text:p>
      <text:p text:style-name="P2">1808 1.25</text:p>
      <text:p text:style-name="P2"/>
      <text:p text:style-name="P2"/>
      <text:p text:style-name="P2">9 - W</text:p>
      <text:p text:style-name="P2">0031 5.06</text:p>
      <text:p text:style-name="P2">0631 1.21</text:p>
      <text:p text:style-name="P2">1255 5.08</text:p>
      <text:p text:style-name="P2">1852 1.17</text:p>
      <text:p text:style-name="P2"/>
      <text:p text:style-name="P2">10 - TH</text:p>
      <text:p text:style-name="P2">0118 5.10</text:p>
      <text:p text:style-name="P2">0712 1.14</text:p>
      <text:p text:style-name="P2">1339 5.09</text:p>
      <text:p text:style-name="P2">1932 1.12</text:p>
      <text:p text:style-name="P2"/>
      <text:p text:style-name="P2">11 - F</text:p>
      <text:p text:style-name="P2">0159 5.08</text:p>
      <text:p text:style-name="P2">0751 1.11</text:p>
      <text:p text:style-name="P2">1419 5.06</text:p>
      <text:p text:style-name="P2">2010 1.10</text:p>
      <text:p text:style-name="P2"/>
      <text:p text:style-name="P2">12 - SA</text:p>
      <text:p text:style-name="P2">0237 5.02</text:p>
      <text:p text:style-name="P2">0828 1.10</text:p>
      <text:p text:style-name="P2">1454 4.98</text:p>
      <text:p text:style-name="P2">2046 1.11</text:p>
      <text:p text:style-name="P2"/>
      <text:p text:style-name="P2">13 - SU</text:p>
      <text:p text:style-name="P2">0310 4.94</text:p>
      <text:p text:style-name="P2">0905 1.12</text:p>
      <text:p text:style-name="P2">1525 4.89</text:p>
      <text:p text:style-name="P2">2123 1.15</text:p>
      <text:p text:style-name="P2"/>
      <text:p text:style-name="P2">14 - M</text:p>
      <text:p text:style-name="P2">0339 4.85</text:p>
      <text:p text:style-name="P2">0942 1.18</text:p>
      <text:p text:style-name="P2">1552 4.81</text:p>
      <text:p text:style-name="P2">2201 1.21</text:p>
      <text:p text:style-name="P2"/>
      <text:p text:style-name="P2">15 - TU</text:p>
      <text:p text:style-name="P2">0406 4.77</text:p>
      <text:p text:style-name="P2">1021 1.26</text:p>
      <text:p text:style-name="P2">1621 4.74</text:p>
      <text:p text:style-name="P2">2241 1.30</text:p>
      <text:p text:style-name="P2"/>
      <text:p text:style-name="P2">16 - W</text:p>
      <text:p text:style-name="P2">0437 4.71</text:p>
      <text:p text:style-name="P2">1101 1.36</text:p>
      <text:p text:style-name="P2">1654 4.68</text:p>
      <text:p text:style-name="P2">2323 1.42</text:p>
      <text:p text:style-name="P2"/>
      <text:p text:style-name="P2">17 - TH</text:p>
      <text:p text:style-name="P2">0513 4.65</text:p>
      <text:p text:style-name="P2">1146 1.48</text:p>
      <text:p text:style-name="P2">1735 4.61</text:p>
      <text:p text:style-name="P2"/>
      <text:p text:style-name="P2"/>
      <text:p text:style-name="P2">18 - F</text:p>
      <text:p text:style-name="P2">0010 1.53</text:p>
      <text:p text:style-name="P2">0558 4.57</text:p>
      <text:p text:style-name="P2">1236 1.59</text:p>
      <text:p text:style-name="P2">1824 4.54</text:p>
      <text:p text:style-name="P2"/>
      <text:p text:style-name="P2">19 - SA</text:p>
      <text:p text:style-name="P2">0104 1.64</text:p>
      <text:p text:style-name="P2">0652 4.51</text:p>
      <text:p text:style-name="P2">1334 1.68</text:p>
      <text:p text:style-name="P2">1922 4.48</text:p>
      <text:p text:style-name="P2"/>
      <text:p text:style-name="P2">20 - SU</text:p>
      <text:p text:style-name="P2">0205 1.69</text:p>
      <text:p text:style-name="P2">0755 4.48</text:p>
      <text:p text:style-name="P2">1439 1.69</text:p>
      <text:p text:style-name="P2">2029 4.49</text:p>
      <text:p text:style-name="P2"/>
      <text:p text:style-name="P2">21 - M</text:p>
      <text:p text:style-name="P2">0313 1.65</text:p>
      <text:p text:style-name="P2">0903 4.53</text:p>
      <text:p text:style-name="P2">1546 1.59</text:p>
      <text:p text:style-name="P2">2138 4.60</text:p>
      <text:p text:style-name="P2"/>
      <text:p text:style-name="P2">22 - TU</text:p>
      <text:p text:style-name="P2">0419 1.50</text:p>
      <text:p text:style-name="P2">1012 4.70</text:p>
      <text:p text:style-name="P2">1650 1.39</text:p>
      <text:p text:style-name="P2">2244 4.82</text:p>
      <text:p text:style-name="P2"/>
      <text:p text:style-name="P2">23 - W</text:p>
      <text:p text:style-name="P2">0520 1.27</text:p>
      <text:p text:style-name="P2">1115 4.96</text:p>
      <text:p text:style-name="P2">1748 1.13</text:p>
      <text:p text:style-name="P2">2344 5.11</text:p>
      <text:p text:style-name="P2"/>
      <text:p text:style-name="P2">24 - TH</text:p>
      <text:p text:style-name="P2">0615 1.00</text:p>
      <text:p text:style-name="P2">1211 5.26</text:p>
      <text:p text:style-name="P2">1841 0.86</text:p>
      <text:p text:style-name="P2"/>
      <text:p text:style-name="P2"/>
      <text:p text:style-name="P2">25 - F</text:p>
      <text:p text:style-name="P2">0038 5.41</text:p>
      <text:p text:style-name="P2">0705 0.74</text:p>
      <text:p text:style-name="P2">1303 5.55</text:p>
      <text:p text:style-name="P2">1929 0.62</text:p>
      <text:p text:style-name="P2"/>
      <text:p text:style-name="P2">26 - SA</text:p>
      <text:p text:style-name="P2">0128 5.67</text:p>
      <text:p text:style-name="P2">0752 0.53</text:p>
      <text:p text:style-name="P2">1352 5.78</text:p>
      <text:p text:style-name="P2">2014 0.45</text:p>
      <text:p text:style-name="P2"/>
      <text:p text:style-name="P2">27 - SU</text:p>
      <text:p text:style-name="P2">0216 5.86</text:p>
      <text:p text:style-name="P2">0836 0.40</text:p>
      <text:p text:style-name="P2">1440 5.91</text:p>
      <text:p text:style-name="P2">2058 0.37</text:p>
      <text:p text:style-name="P2"/>
      <text:p text:style-name="P2">28 - M</text:p>
      <text:p text:style-name="P2">0304 5.94</text:p>
      <text:p text:style-name="P2">0920 0.37</text:p>
      <text:p text:style-name="P2">1527 5.94</text:p>
      <text:p text:style-name="P2">2141 0.39</text:p>
      <text:p text:style-name="P2"/>
      <text:p text:style-name="P2">29 - TU</text:p>
      <text:p text:style-name="P2">0351 5.91</text:p>
      <text:p text:style-name="P2">1002 0.44</text:p>
      <text:p text:style-name="P2">1614 5.85</text:p>
      <text:p text:style-name="P2">2224 0.51</text:p>
      <text:p text:style-name="P2"/>
      <text:p text:style-name="P2">30 - W</text:p>
      <text:p text:style-name="P2">0438 5.76</text:p>
      <text:p text:style-name="P2">1046 0.60</text:p>
      <text:p text:style-name="P2">1703 5.65</text:p>
      <text:p text:style-name="P2">2309 0.72</text:p>
      <text:p text:style-name="P2"/>
      <text:p text:style-name="P2">31 - TH</text:p>
      <text:p text:style-name="P2">0528 5.52</text:p>
      <text:p text:style-name="P2">1132 0.85</text:p>
      <text:p text:style-name="P2">1754 5.37</text:p>
      <text:p text:style-name="P2">2356 0.99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621 5.21</text:p>
      <text:p text:style-name="P2">1222 1.14</text:p>
      <text:p text:style-name="P2">1850 5.05</text:p>
      <text:p text:style-name="P2"/>
      <text:p text:style-name="P2"/>
      <text:p text:style-name="P2">2 - SA</text:p>
      <text:p text:style-name="P2">0049 1.29</text:p>
      <text:p text:style-name="P2">0720 4.90</text:p>
      <text:p text:style-name="P2">1319 1.43</text:p>
      <text:p text:style-name="P2">1952 4.76</text:p>
      <text:p text:style-name="P2"/>
      <text:p text:style-name="P2">3 - SU</text:p>
      <text:p text:style-name="P2">0150 1.56</text:p>
      <text:p text:style-name="P2">0827 4.64</text:p>
      <text:p text:style-name="P2">1425 1.67</text:p>
      <text:p text:style-name="P2">2103 4.56</text:p>
      <text:p text:style-name="P2"/>
      <text:p text:style-name="P2">4 - M</text:p>
      <text:p text:style-name="P2">0301 1.75</text:p>
      <text:p text:style-name="P2">0939 4.51</text:p>
      <text:p text:style-name="P2">1539 1.78</text:p>
      <text:p text:style-name="P2">2215 4.50</text:p>
      <text:p text:style-name="P2"/>
      <text:p text:style-name="P2">5 - TU</text:p>
      <text:p text:style-name="P2">0416 1.78</text:p>
      <text:p text:style-name="P2">1050 4.52</text:p>
      <text:p text:style-name="P2">1651 1.75</text:p>
      <text:p text:style-name="P2">2323 4.57</text:p>
      <text:p text:style-name="P2"/>
      <text:p text:style-name="P2">6 - W</text:p>
      <text:p text:style-name="P2">0523 1.69</text:p>
      <text:p text:style-name="P2">1152 4.63</text:p>
      <text:p text:style-name="P2">1751 1.62</text:p>
      <text:p text:style-name="P2"/>
      <text:p text:style-name="P2"/>
      <text:p text:style-name="P2">7 - TH</text:p>
      <text:p text:style-name="P2">0020 4.70</text:p>
      <text:p text:style-name="P2">0616 1.54</text:p>
      <text:p text:style-name="P2">1245 4.77</text:p>
      <text:p text:style-name="P2">1838 1.45</text:p>
      <text:p text:style-name="P2"/>
      <text:p text:style-name="P2">8 - F</text:p>
      <text:p text:style-name="P2">0107 4.83</text:p>
      <text:p text:style-name="P2">0659 1.37</text:p>
      <text:p text:style-name="P2">1328 4.88</text:p>
      <text:p text:style-name="P2">1918 1.29</text:p>
      <text:p text:style-name="P2"/>
      <text:p text:style-name="P2">9 - SA</text:p>
      <text:p text:style-name="P2">0147 4.93</text:p>
      <text:p text:style-name="P2">0737 1.21</text:p>
      <text:p text:style-name="P2">1405 4.96</text:p>
      <text:p text:style-name="P2">1955 1.14</text:p>
      <text:p text:style-name="P2"/>
      <text:p text:style-name="P2">10 - SU</text:p>
      <text:p text:style-name="P2">0221 4.99</text:p>
      <text:p text:style-name="P2">0812 1.08</text:p>
      <text:p text:style-name="P2">1435 5.01</text:p>
      <text:p text:style-name="P2">2029 1.02</text:p>
      <text:p text:style-name="P2"/>
      <text:p text:style-name="P2">11 - M</text:p>
      <text:p text:style-name="P2">0248 5.03</text:p>
      <text:p text:style-name="P2">0846 0.98</text:p>
      <text:p text:style-name="P2">1501 5.05</text:p>
      <text:p text:style-name="P2">2103 0.95</text:p>
      <text:p text:style-name="P2"/>
      <text:p text:style-name="P2">12 - TU</text:p>
      <text:p text:style-name="P2">0313 5.07</text:p>
      <text:p text:style-name="P2">0921 0.93</text:p>
      <text:p text:style-name="P2">1525 5.08</text:p>
      <text:p text:style-name="P2">2138 0.92</text:p>
      <text:p text:style-name="P2"/>
      <text:p text:style-name="P2">13 - W</text:p>
      <text:p text:style-name="P2">0338 5.10</text:p>
      <text:p text:style-name="P2">0955 0.93</text:p>
      <text:p text:style-name="P2">1551 5.11</text:p>
      <text:p text:style-name="P2">2213 0.96</text:p>
      <text:p text:style-name="P2"/>
      <text:p text:style-name="P2">14 - TH</text:p>
      <text:p text:style-name="P2">0407 5.11</text:p>
      <text:p text:style-name="P2">1032 1.00</text:p>
      <text:p text:style-name="P2">1623 5.10</text:p>
      <text:p text:style-name="P2">2250 1.05</text:p>
      <text:p text:style-name="P2"/>
      <text:p text:style-name="P2">15 - F</text:p>
      <text:p text:style-name="P2">0442 5.07</text:p>
      <text:p text:style-name="P2">1110 1.12</text:p>
      <text:p text:style-name="P2">1702 5.03</text:p>
      <text:p text:style-name="P2">2331 1.20</text:p>
      <text:p text:style-name="P2"/>
      <text:p text:style-name="P2">16 - SA</text:p>
      <text:p text:style-name="P2">0523 4.97</text:p>
      <text:p text:style-name="P2">1153 1.30</text:p>
      <text:p text:style-name="P2">1747 4.89</text:p>
      <text:p text:style-name="P2"/>
      <text:p text:style-name="P2"/>
      <text:p text:style-name="P2">17 - SU</text:p>
      <text:p text:style-name="P2">0018 1.40</text:p>
      <text:p text:style-name="P2">0613 4.81</text:p>
      <text:p text:style-name="P2">1245 1.50</text:p>
      <text:p text:style-name="P2">1841 4.72</text:p>
      <text:p text:style-name="P2"/>
      <text:p text:style-name="P2">18 - M</text:p>
      <text:p text:style-name="P2">0116 1.59</text:p>
      <text:p text:style-name="P2">0713 4.63</text:p>
      <text:p text:style-name="P2">1351 1.67</text:p>
      <text:p text:style-name="P2">1948 4.56</text:p>
      <text:p text:style-name="P2"/>
      <text:p text:style-name="P2">19 - TU</text:p>
      <text:p text:style-name="P2">0229 1.71</text:p>
      <text:p text:style-name="P2">0826 4.53</text:p>
      <text:p text:style-name="P2">1510 1.71</text:p>
      <text:p text:style-name="P2">2105 4.53</text:p>
      <text:p text:style-name="P2"/>
      <text:p text:style-name="P2">20 - W</text:p>
      <text:p text:style-name="P2">0350 1.65</text:p>
      <text:p text:style-name="P2">0945 4.59</text:p>
      <text:p text:style-name="P2">1629 1.55</text:p>
      <text:p text:style-name="P2">2223 4.70</text:p>
      <text:p text:style-name="P2"/>
      <text:p text:style-name="P2">21 - TH</text:p>
      <text:p text:style-name="P2">0504 1.41</text:p>
      <text:p text:style-name="P2">1059 4.85</text:p>
      <text:p text:style-name="P2">1736 1.25</text:p>
      <text:p text:style-name="P2">2331 5.03</text:p>
      <text:p text:style-name="P2"/>
      <text:p text:style-name="P2">22 - F</text:p>
      <text:p text:style-name="P2">0605 1.07</text:p>
      <text:p text:style-name="P2">1201 5.21</text:p>
      <text:p text:style-name="P2">1831 0.89</text:p>
      <text:p text:style-name="P2"/>
      <text:p text:style-name="P2"/>
      <text:p text:style-name="P2">23 - SA</text:p>
      <text:p text:style-name="P2">0028 5.40</text:p>
      <text:p text:style-name="P2">0656 0.72</text:p>
      <text:p text:style-name="P2">1254 5.58</text:p>
      <text:p text:style-name="P2">1920 0.57</text:p>
      <text:p text:style-name="P2"/>
      <text:p text:style-name="P2">24 - SU</text:p>
      <text:p text:style-name="P2">0119 5.75</text:p>
      <text:p text:style-name="P2">0742 0.43</text:p>
      <text:p text:style-name="P2">1342 5.89</text:p>
      <text:p text:style-name="P2">2003 0.33</text:p>
      <text:p text:style-name="P2"/>
      <text:p text:style-name="P2">25 - M</text:p>
      <text:p text:style-name="P2">0205 6.00</text:p>
      <text:p text:style-name="P2">0823 0.25</text:p>
      <text:p text:style-name="P2">1428 6.08</text:p>
      <text:p text:style-name="P2">2043 0.20</text:p>
      <text:p text:style-name="P2"/>
      <text:p text:style-name="P2">26 - TU</text:p>
      <text:p text:style-name="P2">0250 6.12</text:p>
      <text:p text:style-name="P2">0903 0.19</text:p>
      <text:p text:style-name="P2">1512 6.13</text:p>
      <text:p text:style-name="P2">2122 0.20</text:p>
      <text:p text:style-name="P2"/>
      <text:p text:style-name="P2">27 - W</text:p>
      <text:p text:style-name="P2">0333 6.09</text:p>
      <text:p text:style-name="P2">0942 0.25</text:p>
      <text:p text:style-name="P2">1555 6.02</text:p>
      <text:p text:style-name="P2">2201 0.34</text:p>
      <text:p text:style-name="P2"/>
      <text:p text:style-name="P2">28 - TH</text:p>
      <text:p text:style-name="P2">0417 5.91</text:p>
      <text:p text:style-name="P2">1020 0.45</text:p>
      <text:p text:style-name="P2">1639 5.77</text:p>
      <text:p text:style-name="P2">2240 0.5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501 5.60</text:p>
      <text:p text:style-name="P2">1100 0.74</text:p>
      <text:p text:style-name="P2">1725 5.41</text:p>
      <text:p text:style-name="P2">2321 0.92</text:p>
      <text:p text:style-name="P2"/>
      <text:p text:style-name="P2">2 - SA</text:p>
      <text:p text:style-name="P2">0549 5.20</text:p>
      <text:p text:style-name="P2">1143 1.11</text:p>
      <text:p text:style-name="P2">1814 4.98</text:p>
      <text:p text:style-name="P2"/>
      <text:p text:style-name="P2"/>
      <text:p text:style-name="P2">3 - SU</text:p>
      <text:p text:style-name="P2">0007 1.32</text:p>
      <text:p text:style-name="P2">0642 4.76</text:p>
      <text:p text:style-name="P2">1233 1.52</text:p>
      <text:p text:style-name="P2">1913 4.56</text:p>
      <text:p text:style-name="P2"/>
      <text:p text:style-name="P2">4 - M</text:p>
      <text:p text:style-name="P2">0103 1.71</text:p>
      <text:p text:style-name="P2">0748 4.37</text:p>
      <text:p text:style-name="P2">1336 1.88</text:p>
      <text:p text:style-name="P2">2027 4.23</text:p>
      <text:p text:style-name="P2"/>
      <text:p text:style-name="P2">5 - TU</text:p>
      <text:p text:style-name="P2">0214 2.02</text:p>
      <text:p text:style-name="P2">0910 4.15</text:p>
      <text:p text:style-name="P2">1458 2.10</text:p>
      <text:p text:style-name="P2">2154 4.13</text:p>
      <text:p text:style-name="P2"/>
      <text:p text:style-name="P2">6 - W</text:p>
      <text:p text:style-name="P2">0344 2.12</text:p>
      <text:p text:style-name="P2">1035 4.17</text:p>
      <text:p text:style-name="P2">1628 2.07</text:p>
      <text:p text:style-name="P2">2311 4.25</text:p>
      <text:p text:style-name="P2"/>
      <text:p text:style-name="P2">7 - TH</text:p>
      <text:p text:style-name="P2">0505 1.98</text:p>
      <text:p text:style-name="P2">1142 4.35</text:p>
      <text:p text:style-name="P2">1736 1.87</text:p>
      <text:p text:style-name="P2"/>
      <text:p text:style-name="P2"/>
      <text:p text:style-name="P2">8 - F</text:p>
      <text:p text:style-name="P2">0009 4.47</text:p>
      <text:p text:style-name="P2">0601 1.74</text:p>
      <text:p text:style-name="P2">1233 4.58</text:p>
      <text:p text:style-name="P2">1822 1.60</text:p>
      <text:p text:style-name="P2"/>
      <text:p text:style-name="P2">9 - SA</text:p>
      <text:p text:style-name="P2">0053 4.69</text:p>
      <text:p text:style-name="P2">0641 1.47</text:p>
      <text:p text:style-name="P2">1312 4.79</text:p>
      <text:p text:style-name="P2">1859 1.34</text:p>
      <text:p text:style-name="P2"/>
      <text:p text:style-name="P2">10 - SU</text:p>
      <text:p text:style-name="P2">0128 4.87</text:p>
      <text:p text:style-name="P2">0716 1.21</text:p>
      <text:p text:style-name="P2">1343 4.95</text:p>
      <text:p text:style-name="P2">1933 1.09</text:p>
      <text:p text:style-name="P2"/>
      <text:p text:style-name="P2">11 - M</text:p>
      <text:p text:style-name="P2">0156 5.03</text:p>
      <text:p text:style-name="P2">0749 0.98</text:p>
      <text:p text:style-name="P2">1407 5.10</text:p>
      <text:p text:style-name="P2">2005 0.88</text:p>
      <text:p text:style-name="P2"/>
      <text:p text:style-name="P2">12 - TU</text:p>
      <text:p text:style-name="P2">0218 5.17</text:p>
      <text:p text:style-name="P2">0822 0.80</text:p>
      <text:p text:style-name="P2">1429 5.24</text:p>
      <text:p text:style-name="P2">2038 0.73</text:p>
      <text:p text:style-name="P2"/>
      <text:p text:style-name="P2">13 - W</text:p>
      <text:p text:style-name="P2">0241 5.30</text:p>
      <text:p text:style-name="P2">0854 0.69</text:p>
      <text:p text:style-name="P2">1453 5.36</text:p>
      <text:p text:style-name="P2">2110 0.66</text:p>
      <text:p text:style-name="P2"/>
      <text:p text:style-name="P2">14 - TH</text:p>
      <text:p text:style-name="P2">0306 5.41</text:p>
      <text:p text:style-name="P2">0927 0.66</text:p>
      <text:p text:style-name="P2">1521 5.44</text:p>
      <text:p text:style-name="P2">2144 0.67</text:p>
      <text:p text:style-name="P2"/>
      <text:p text:style-name="P2">15 - F</text:p>
      <text:p text:style-name="P2">0337 5.45</text:p>
      <text:p text:style-name="P2">1001 0.72</text:p>
      <text:p text:style-name="P2">1554 5.44</text:p>
      <text:p text:style-name="P2">2218 0.78</text:p>
      <text:p text:style-name="P2"/>
      <text:p text:style-name="P2">16 - SA</text:p>
      <text:p text:style-name="P2">0413 5.40</text:p>
      <text:p text:style-name="P2">1037 0.87</text:p>
      <text:p text:style-name="P2">1633 5.33</text:p>
      <text:p text:style-name="P2">2256 0.97</text:p>
      <text:p text:style-name="P2"/>
      <text:p text:style-name="P2">17 - SU</text:p>
      <text:p text:style-name="P2">0454 5.24</text:p>
      <text:p text:style-name="P2">1117 1.10</text:p>
      <text:p text:style-name="P2">1718 5.12</text:p>
      <text:p text:style-name="P2">2341 1.24</text:p>
      <text:p text:style-name="P2"/>
      <text:p text:style-name="P2">18 - M</text:p>
      <text:p text:style-name="P2">0543 4.99</text:p>
      <text:p text:style-name="P2">1207 1.39</text:p>
      <text:p text:style-name="P2">1812 4.85</text:p>
      <text:p text:style-name="P2"/>
      <text:p text:style-name="P2"/>
      <text:p text:style-name="P2">19 - TU</text:p>
      <text:p text:style-name="P2">0038 1.53</text:p>
      <text:p text:style-name="P2">0644 4.71</text:p>
      <text:p text:style-name="P2">1314 1.66</text:p>
      <text:p text:style-name="P2">1921 4.59</text:p>
      <text:p text:style-name="P2"/>
      <text:p text:style-name="P2">20 - W</text:p>
      <text:p text:style-name="P2">0157 1.75</text:p>
      <text:p text:style-name="P2">0801 4.51</text:p>
      <text:p text:style-name="P2">1444 1.77</text:p>
      <text:p text:style-name="P2">2045 4.50</text:p>
      <text:p text:style-name="P2"/>
      <text:p text:style-name="P2">21 - TH</text:p>
      <text:p text:style-name="P2">0331 1.72</text:p>
      <text:p text:style-name="P2">0928 4.55</text:p>
      <text:p text:style-name="P2">1614 1.61</text:p>
      <text:p text:style-name="P2">2209 4.68</text:p>
      <text:p text:style-name="P2"/>
      <text:p text:style-name="P2">22 - F</text:p>
      <text:p text:style-name="P2">0451 1.44</text:p>
      <text:p text:style-name="P2">1047 4.86</text:p>
      <text:p text:style-name="P2">1723 1.24</text:p>
      <text:p text:style-name="P2">2319 5.06</text:p>
      <text:p text:style-name="P2"/>
      <text:p text:style-name="P2">23 - SA</text:p>
      <text:p text:style-name="P2">0552 1.03</text:p>
      <text:p text:style-name="P2">1149 5.28</text:p>
      <text:p text:style-name="P2">1818 0.83</text:p>
      <text:p text:style-name="P2"/>
      <text:p text:style-name="P2"/>
      <text:p text:style-name="P2">24 - SU</text:p>
      <text:p text:style-name="P2">0016 5.49</text:p>
      <text:p text:style-name="P2">0642 0.64</text:p>
      <text:p text:style-name="P2">1241 5.69</text:p>
      <text:p text:style-name="P2">1904 0.48</text:p>
      <text:p text:style-name="P2"/>
      <text:p text:style-name="P2">25 - M</text:p>
      <text:p text:style-name="P2">0104 5.86</text:p>
      <text:p text:style-name="P2">0725 0.34</text:p>
      <text:p text:style-name="P2">1327 6.01</text:p>
      <text:p text:style-name="P2">1945 0.23</text:p>
      <text:p text:style-name="P2"/>
      <text:p text:style-name="P2">26 - TU</text:p>
      <text:p text:style-name="P2">0149 6.11</text:p>
      <text:p text:style-name="P2">0804 0.15</text:p>
      <text:p text:style-name="P2">1410 6.18</text:p>
      <text:p text:style-name="P2">2023 0.12</text:p>
      <text:p text:style-name="P2"/>
      <text:p text:style-name="P2">27 - W</text:p>
      <text:p text:style-name="P2">0231 6.21</text:p>
      <text:p text:style-name="P2">0841 0.11</text:p>
      <text:p text:style-name="P2">1452 6.19</text:p>
      <text:p text:style-name="P2">2059 0.14</text:p>
      <text:p text:style-name="P2"/>
      <text:p text:style-name="P2">28 - TH</text:p>
      <text:p text:style-name="P2">0312 6.14</text:p>
      <text:p text:style-name="P2">0916 0.21</text:p>
      <text:p text:style-name="P2">1532 6.04</text:p>
      <text:p text:style-name="P2">2134 0.31</text:p>
      <text:p text:style-name="P2"/>
      <text:p text:style-name="P2">29 - F</text:p>
      <text:p text:style-name="P2">0353 5.90</text:p>
      <text:p text:style-name="P2">0952 0.44</text:p>
      <text:p text:style-name="P2">1613 5.73</text:p>
      <text:p text:style-name="P2">2210 0.59</text:p>
      <text:p text:style-name="P2"/>
      <text:p text:style-name="P2">30 - SA</text:p>
      <text:p text:style-name="P2">0434 5.53</text:p>
      <text:p text:style-name="P2">1029 0.77</text:p>
      <text:p text:style-name="P2">1655 5.31</text:p>
      <text:p text:style-name="P2">2249 0.97</text:p>
      <text:p text:style-name="P2"/>
      <text:p text:style-name="P2">31 - SU</text:p>
      <text:p text:style-name="P2">0517 5.07</text:p>
      <text:p text:style-name="P2">1109 1.18</text:p>
      <text:p text:style-name="P2">1741 4.83</text:p>
      <text:p text:style-name="P2">2332 1.41</text:p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606 4.59</text:p>
      <text:p text:style-name="P2">1156 1.63</text:p>
      <text:p text:style-name="P2">1835 4.35</text:p>
      <text:p text:style-name="P2"/>
      <text:p text:style-name="P2"/>
      <text:p text:style-name="P2">2 - TU</text:p>
      <text:p text:style-name="P2">0024 1.84</text:p>
      <text:p text:style-name="P2">0710 4.15</text:p>
      <text:p text:style-name="P2">1256 2.03</text:p>
      <text:p text:style-name="P2">1953 3.99</text:p>
      <text:p text:style-name="P2"/>
      <text:p text:style-name="P2">3 - W</text:p>
      <text:p text:style-name="P2">0135 2.19</text:p>
      <text:p text:style-name="P2">0843 3.90</text:p>
      <text:p text:style-name="P2">1421 2.28</text:p>
      <text:p text:style-name="P2">2133 3.89</text:p>
      <text:p text:style-name="P2"/>
      <text:p text:style-name="P2">4 - TH</text:p>
      <text:p text:style-name="P2">0312 2.30</text:p>
      <text:p text:style-name="P2">1017 3.95</text:p>
      <text:p text:style-name="P2">1600 2.24</text:p>
      <text:p text:style-name="P2">2254 4.06</text:p>
      <text:p text:style-name="P2"/>
      <text:p text:style-name="P2">5 - F</text:p>
      <text:p text:style-name="P2">0439 2.13</text:p>
      <text:p text:style-name="P2">1124 4.19</text:p>
      <text:p text:style-name="P2">1709 1.99</text:p>
      <text:p text:style-name="P2">2349 4.32</text:p>
      <text:p text:style-name="P2"/>
      <text:p text:style-name="P2">6 - SA</text:p>
      <text:p text:style-name="P2">0533 1.83</text:p>
      <text:p text:style-name="P2">1210 4.46</text:p>
      <text:p text:style-name="P2">1754 1.67</text:p>
      <text:p text:style-name="P2"/>
      <text:p text:style-name="P2"/>
      <text:p text:style-name="P2">7 - SU</text:p>
      <text:p text:style-name="P2">0028 4.59</text:p>
      <text:p text:style-name="P2">0613 1.50</text:p>
      <text:p text:style-name="P2">1243 4.71</text:p>
      <text:p text:style-name="P2">1830 1.34</text:p>
      <text:p text:style-name="P2"/>
      <text:p text:style-name="P2">8 - M</text:p>
      <text:p text:style-name="P2">0057 4.83</text:p>
      <text:p text:style-name="P2">0647 1.18</text:p>
      <text:p text:style-name="P2">1309 4.94</text:p>
      <text:p text:style-name="P2">1904 1.04</text:p>
      <text:p text:style-name="P2"/>
      <text:p text:style-name="P2">9 - TU</text:p>
      <text:p text:style-name="P2">0120 5.05</text:p>
      <text:p text:style-name="P2">0720 0.90</text:p>
      <text:p text:style-name="P2">1331 5.16</text:p>
      <text:p text:style-name="P2">1936 0.78</text:p>
      <text:p text:style-name="P2"/>
      <text:p text:style-name="P2">10 - W</text:p>
      <text:p text:style-name="P2">0142 5.27</text:p>
      <text:p text:style-name="P2">0753 0.68</text:p>
      <text:p text:style-name="P2">1354 5.38</text:p>
      <text:p text:style-name="P2">2009 0.60</text:p>
      <text:p text:style-name="P2"/>
      <text:p text:style-name="P2">11 - TH</text:p>
      <text:p text:style-name="P2">0207 5.47</text:p>
      <text:p text:style-name="P2">0825 0.54</text:p>
      <text:p text:style-name="P2">1421 5.55</text:p>
      <text:p text:style-name="P2">2042 0.51</text:p>
      <text:p text:style-name="P2"/>
      <text:p text:style-name="P2">12 - F</text:p>
      <text:p text:style-name="P2">0236 5.61</text:p>
      <text:p text:style-name="P2">0858 0.50</text:p>
      <text:p text:style-name="P2">1452 5.65</text:p>
      <text:p text:style-name="P2">2115 0.52</text:p>
      <text:p text:style-name="P2"/>
      <text:p text:style-name="P2">13 - SA</text:p>
      <text:p text:style-name="P2">0310 5.65</text:p>
      <text:p text:style-name="P2">0933 0.57</text:p>
      <text:p text:style-name="P2">1528 5.63</text:p>
      <text:p text:style-name="P2">2151 0.64</text:p>
      <text:p text:style-name="P2"/>
      <text:p text:style-name="P2">14 - SU</text:p>
      <text:p text:style-name="P2">0348 5.57</text:p>
      <text:p text:style-name="P2">1009 0.74</text:p>
      <text:p text:style-name="P2">1609 5.49</text:p>
      <text:p text:style-name="P2">2230 0.86</text:p>
      <text:p text:style-name="P2"/>
      <text:p text:style-name="P2">15 - M</text:p>
      <text:p text:style-name="P2">0432 5.37</text:p>
      <text:p text:style-name="P2">1051 1.01</text:p>
      <text:p text:style-name="P2">1657 5.23</text:p>
      <text:p text:style-name="P2">2315 1.16</text:p>
      <text:p text:style-name="P2"/>
      <text:p text:style-name="P2">16 - TU</text:p>
      <text:p text:style-name="P2">0524 5.07</text:p>
      <text:p text:style-name="P2">1143 1.33</text:p>
      <text:p text:style-name="P2">1754 4.91</text:p>
      <text:p text:style-name="P2"/>
      <text:p text:style-name="P2"/>
      <text:p text:style-name="P2">17 - W</text:p>
      <text:p text:style-name="P2">0015 1.49</text:p>
      <text:p text:style-name="P2">0627 4.76</text:p>
      <text:p text:style-name="P2">1253 1.62</text:p>
      <text:p text:style-name="P2">1905 4.63</text:p>
      <text:p text:style-name="P2"/>
      <text:p text:style-name="P2">18 - TH</text:p>
      <text:p text:style-name="P2">0138 1.71</text:p>
      <text:p text:style-name="P2">0747 4.56</text:p>
      <text:p text:style-name="P2">1426 1.73</text:p>
      <text:p text:style-name="P2">2030 4.56</text:p>
      <text:p text:style-name="P2"/>
      <text:p text:style-name="P2">19 - F</text:p>
      <text:p text:style-name="P2">0313 1.67</text:p>
      <text:p text:style-name="P2">0914 4.64</text:p>
      <text:p text:style-name="P2">1555 1.54</text:p>
      <text:p text:style-name="P2">2153 4.77</text:p>
      <text:p text:style-name="P2"/>
      <text:p text:style-name="P2">20 - SA</text:p>
      <text:p text:style-name="P2">0432 1.37</text:p>
      <text:p text:style-name="P2">1029 4.95</text:p>
      <text:p text:style-name="P2">1703 1.18</text:p>
      <text:p text:style-name="P2">2301 5.15</text:p>
      <text:p text:style-name="P2"/>
      <text:p text:style-name="P2">21 - SU</text:p>
      <text:p text:style-name="P2">0531 0.98</text:p>
      <text:p text:style-name="P2">1130 5.36</text:p>
      <text:p text:style-name="P2">1757 0.79</text:p>
      <text:p text:style-name="P2">2356 5.56</text:p>
      <text:p text:style-name="P2"/>
      <text:p text:style-name="P2">22 - M</text:p>
      <text:p text:style-name="P2">0620 0.62</text:p>
      <text:p text:style-name="P2">1221 5.73</text:p>
      <text:p text:style-name="P2">1841 0.47</text:p>
      <text:p text:style-name="P2"/>
      <text:p text:style-name="P2"/>
      <text:p text:style-name="P2">23 - TU</text:p>
      <text:p text:style-name="P2">0044 5.88</text:p>
      <text:p text:style-name="P2">0702 0.35</text:p>
      <text:p text:style-name="P2">1306 6.00</text:p>
      <text:p text:style-name="P2">1921 0.27</text:p>
      <text:p text:style-name="P2"/>
      <text:p text:style-name="P2">24 - W</text:p>
      <text:p text:style-name="P2">0128 6.08</text:p>
      <text:p text:style-name="P2">0740 0.21</text:p>
      <text:p text:style-name="P2">1349 6.12</text:p>
      <text:p text:style-name="P2">1958 0.19</text:p>
      <text:p text:style-name="P2"/>
      <text:p text:style-name="P2">25 - TH</text:p>
      <text:p text:style-name="P2">0209 6.12</text:p>
      <text:p text:style-name="P2">0816 0.21</text:p>
      <text:p text:style-name="P2">1430 6.08</text:p>
      <text:p text:style-name="P2">2033 0.26</text:p>
      <text:p text:style-name="P2"/>
      <text:p text:style-name="P2">26 - F</text:p>
      <text:p text:style-name="P2">0250 5.99</text:p>
      <text:p text:style-name="P2">0851 0.34</text:p>
      <text:p text:style-name="P2">1510 5.88</text:p>
      <text:p text:style-name="P2">2108 0.44</text:p>
      <text:p text:style-name="P2"/>
      <text:p text:style-name="P2">27 - SA</text:p>
      <text:p text:style-name="P2">0330 5.73</text:p>
      <text:p text:style-name="P2">0926 0.58</text:p>
      <text:p text:style-name="P2">1549 5.55</text:p>
      <text:p text:style-name="P2">2144 0.73</text:p>
      <text:p text:style-name="P2"/>
      <text:p text:style-name="P2">28 - SU</text:p>
      <text:p text:style-name="P2">0409 5.35</text:p>
      <text:p text:style-name="P2">1003 0.91</text:p>
      <text:p text:style-name="P2">1630 5.13</text:p>
      <text:p text:style-name="P2">2222 1.10</text:p>
      <text:p text:style-name="P2"/>
      <text:p text:style-name="P2">29 - M</text:p>
      <text:p text:style-name="P2">0450 4.90</text:p>
      <text:p text:style-name="P2">1042 1.30</text:p>
      <text:p text:style-name="P2">1712 4.67</text:p>
      <text:p text:style-name="P2">2304 1.50</text:p>
      <text:p text:style-name="P2"/>
      <text:p text:style-name="P2">30 - TU</text:p>
      <text:p text:style-name="P2">0536 4.45</text:p>
      <text:p text:style-name="P2">1129 1.71</text:p>
      <text:p text:style-name="P2">1803 4.24</text:p>
      <text:p text:style-name="P2">2356 1.9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635 4.05</text:p>
      <text:p text:style-name="P2">1227 2.07</text:p>
      <text:p text:style-name="P2">1916 3.90</text:p>
      <text:p text:style-name="P2"/>
      <text:p text:style-name="P2"/>
      <text:p text:style-name="P2">2 - TH</text:p>
      <text:p text:style-name="P2">0103 2.21</text:p>
      <text:p text:style-name="P2">0806 3.81</text:p>
      <text:p text:style-name="P2">1346 2.29</text:p>
      <text:p text:style-name="P2">2057 3.80</text:p>
      <text:p text:style-name="P2"/>
      <text:p text:style-name="P2">3 - F</text:p>
      <text:p text:style-name="P2">0231 2.31</text:p>
      <text:p text:style-name="P2">0941 3.85</text:p>
      <text:p text:style-name="P2">1515 2.26</text:p>
      <text:p text:style-name="P2">2217 3.94</text:p>
      <text:p text:style-name="P2"/>
      <text:p text:style-name="P2">4 - SA</text:p>
      <text:p text:style-name="P2">0352 2.16</text:p>
      <text:p text:style-name="P2">1046 4.06</text:p>
      <text:p text:style-name="P2">1624 2.03</text:p>
      <text:p text:style-name="P2">2310 4.19</text:p>
      <text:p text:style-name="P2"/>
      <text:p text:style-name="P2">5 - SU</text:p>
      <text:p text:style-name="P2">0450 1.87</text:p>
      <text:p text:style-name="P2">1129 4.32</text:p>
      <text:p text:style-name="P2">1713 1.71</text:p>
      <text:p text:style-name="P2">2346 4.46</text:p>
      <text:p text:style-name="P2"/>
      <text:p text:style-name="P2">6 - M</text:p>
      <text:p text:style-name="P2">0534 1.54</text:p>
      <text:p text:style-name="P2">1200 4.60</text:p>
      <text:p text:style-name="P2">1753 1.37</text:p>
      <text:p text:style-name="P2"/>
      <text:p text:style-name="P2"/>
      <text:p text:style-name="P2">7 - TU</text:p>
      <text:p text:style-name="P2">0014 4.74</text:p>
      <text:p text:style-name="P2">0612 1.21</text:p>
      <text:p text:style-name="P2">1226 4.88</text:p>
      <text:p text:style-name="P2">1830 1.05</text:p>
      <text:p text:style-name="P2"/>
      <text:p text:style-name="P2">8 - W</text:p>
      <text:p text:style-name="P2">0038 5.02</text:p>
      <text:p text:style-name="P2">0647 0.91</text:p>
      <text:p text:style-name="P2">1251 5.16</text:p>
      <text:p text:style-name="P2">1905 0.79</text:p>
      <text:p text:style-name="P2"/>
      <text:p text:style-name="P2">9 - TH</text:p>
      <text:p text:style-name="P2">0105 5.30</text:p>
      <text:p text:style-name="P2">0723 0.68</text:p>
      <text:p text:style-name="P2">1320 5.42</text:p>
      <text:p text:style-name="P2">1940 0.59</text:p>
      <text:p text:style-name="P2"/>
      <text:p text:style-name="P2">10 - F</text:p>
      <text:p text:style-name="P2">0136 5.53</text:p>
      <text:p text:style-name="P2">0758 0.53</text:p>
      <text:p text:style-name="P2">1352 5.61</text:p>
      <text:p text:style-name="P2">2015 0.50</text:p>
      <text:p text:style-name="P2"/>
      <text:p text:style-name="P2">11 - SA</text:p>
      <text:p text:style-name="P2">0210 5.68</text:p>
      <text:p text:style-name="P2">0833 0.49</text:p>
      <text:p text:style-name="P2">1429 5.71</text:p>
      <text:p text:style-name="P2">2052 0.51</text:p>
      <text:p text:style-name="P2"/>
      <text:p text:style-name="P2">12 - SU</text:p>
      <text:p text:style-name="P2">0248 5.71</text:p>
      <text:p text:style-name="P2">0910 0.55</text:p>
      <text:p text:style-name="P2">1509 5.68</text:p>
      <text:p text:style-name="P2">2130 0.62</text:p>
      <text:p text:style-name="P2"/>
      <text:p text:style-name="P2">13 - M</text:p>
      <text:p text:style-name="P2">0331 5.62</text:p>
      <text:p text:style-name="P2">0950 0.71</text:p>
      <text:p text:style-name="P2">1554 5.53</text:p>
      <text:p text:style-name="P2">2212 0.83</text:p>
      <text:p text:style-name="P2"/>
      <text:p text:style-name="P2">14 - TU</text:p>
      <text:p text:style-name="P2">0418 5.42</text:p>
      <text:p text:style-name="P2">1036 0.96</text:p>
      <text:p text:style-name="P2">1644 5.29</text:p>
      <text:p text:style-name="P2">2302 1.10</text:p>
      <text:p text:style-name="P2"/>
      <text:p text:style-name="P2">15 - W</text:p>
      <text:p text:style-name="P2">0512 5.15</text:p>
      <text:p text:style-name="P2">1131 1.24</text:p>
      <text:p text:style-name="P2">1743 5.01</text:p>
      <text:p text:style-name="P2"/>
      <text:p text:style-name="P2"/>
      <text:p text:style-name="P2">16 - TH</text:p>
      <text:p text:style-name="P2">0003 1.38</text:p>
      <text:p text:style-name="P2">0617 4.88</text:p>
      <text:p text:style-name="P2">1240 1.49</text:p>
      <text:p text:style-name="P2">1854 4.79</text:p>
      <text:p text:style-name="P2"/>
      <text:p text:style-name="P2">17 - F</text:p>
      <text:p text:style-name="P2">0122 1.55</text:p>
      <text:p text:style-name="P2">0733 4.74</text:p>
      <text:p text:style-name="P2">1405 1.57</text:p>
      <text:p text:style-name="P2">2013 4.74</text:p>
      <text:p text:style-name="P2"/>
      <text:p text:style-name="P2">18 - SA</text:p>
      <text:p text:style-name="P2">0248 1.52</text:p>
      <text:p text:style-name="P2">0853 4.80</text:p>
      <text:p text:style-name="P2">1527 1.43</text:p>
      <text:p text:style-name="P2">2130 4.90</text:p>
      <text:p text:style-name="P2"/>
      <text:p text:style-name="P2">19 - SU</text:p>
      <text:p text:style-name="P2">0402 1.30</text:p>
      <text:p text:style-name="P2">1004 5.04</text:p>
      <text:p text:style-name="P2">1634 1.15</text:p>
      <text:p text:style-name="P2">2235 5.19</text:p>
      <text:p text:style-name="P2"/>
      <text:p text:style-name="P2">20 - M</text:p>
      <text:p text:style-name="P2">0502 1.00</text:p>
      <text:p text:style-name="P2">1104 5.35</text:p>
      <text:p text:style-name="P2">1728 0.86</text:p>
      <text:p text:style-name="P2">2331 5.50</text:p>
      <text:p text:style-name="P2"/>
      <text:p text:style-name="P2">21 - TU</text:p>
      <text:p text:style-name="P2">0552 0.73</text:p>
      <text:p text:style-name="P2">1156 5.63</text:p>
      <text:p text:style-name="P2">1814 0.62</text:p>
      <text:p text:style-name="P2"/>
      <text:p text:style-name="P2"/>
      <text:p text:style-name="P2">22 - W</text:p>
      <text:p text:style-name="P2">0020 5.73</text:p>
      <text:p text:style-name="P2">0635 0.54</text:p>
      <text:p text:style-name="P2">1244 5.81</text:p>
      <text:p text:style-name="P2">1856 0.48</text:p>
      <text:p text:style-name="P2"/>
      <text:p text:style-name="P2">23 - TH</text:p>
      <text:p text:style-name="P2">0106 5.86</text:p>
      <text:p text:style-name="P2">0715 0.45</text:p>
      <text:p text:style-name="P2">1328 5.87</text:p>
      <text:p text:style-name="P2">1934 0.44</text:p>
      <text:p text:style-name="P2"/>
      <text:p text:style-name="P2">24 - F</text:p>
      <text:p text:style-name="P2">0149 5.85</text:p>
      <text:p text:style-name="P2">0752 0.47</text:p>
      <text:p text:style-name="P2">1410 5.80</text:p>
      <text:p text:style-name="P2">2010 0.52</text:p>
      <text:p text:style-name="P2"/>
      <text:p text:style-name="P2">25 - SA</text:p>
      <text:p text:style-name="P2">0230 5.71</text:p>
      <text:p text:style-name="P2">0828 0.59</text:p>
      <text:p text:style-name="P2">1451 5.60</text:p>
      <text:p text:style-name="P2">2046 0.68</text:p>
      <text:p text:style-name="P2"/>
      <text:p text:style-name="P2">26 - SU</text:p>
      <text:p text:style-name="P2">0311 5.47</text:p>
      <text:p text:style-name="P2">0905 0.79</text:p>
      <text:p text:style-name="P2">1531 5.31</text:p>
      <text:p text:style-name="P2">2123 0.92</text:p>
      <text:p text:style-name="P2"/>
      <text:p text:style-name="P2">27 - M</text:p>
      <text:p text:style-name="P2">0350 5.14</text:p>
      <text:p text:style-name="P2">0943 1.06</text:p>
      <text:p text:style-name="P2">1610 4.96</text:p>
      <text:p text:style-name="P2">2203 1.21</text:p>
      <text:p text:style-name="P2"/>
      <text:p text:style-name="P2">28 - TU</text:p>
      <text:p text:style-name="P2">0430 4.78</text:p>
      <text:p text:style-name="P2">1023 1.37</text:p>
      <text:p text:style-name="P2">1651 4.60</text:p>
      <text:p text:style-name="P2">2245 1.53</text:p>
      <text:p text:style-name="P2"/>
      <text:p text:style-name="P2">29 - W</text:p>
      <text:p text:style-name="P2">0512 4.43</text:p>
      <text:p text:style-name="P2">1109 1.68</text:p>
      <text:p text:style-name="P2">1735 4.26</text:p>
      <text:p text:style-name="P2">2335 1.82</text:p>
      <text:p text:style-name="P2"/>
      <text:p text:style-name="P2">30 - TH</text:p>
      <text:p text:style-name="P2">0601 4.12</text:p>
      <text:p text:style-name="P2">1203 1.95</text:p>
      <text:p text:style-name="P2">1831 4.00</text:p>
      <text:p text:style-name="P2"/>
      <text:p text:style-name="P2"/>
      <text:p text:style-name="P2">31 - F</text:p>
      <text:p text:style-name="P2">0034 2.05</text:p>
      <text:p text:style-name="P2">0706 3.92</text:p>
      <text:p text:style-name="P2">1308 2.12</text:p>
      <text:p text:style-name="P2">1945 3.87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144 2.15</text:p>
      <text:p text:style-name="P2">0825 3.87</text:p>
      <text:p text:style-name="P2">1420 2.14</text:p>
      <text:p text:style-name="P2">2102 3.91</text:p>
      <text:p text:style-name="P2"/>
      <text:p text:style-name="P2">2 - SU</text:p>
      <text:p text:style-name="P2">0255 2.09</text:p>
      <text:p text:style-name="P2">0934 3.98</text:p>
      <text:p text:style-name="P2">1527 2.00</text:p>
      <text:p text:style-name="P2">2201 4.08</text:p>
      <text:p text:style-name="P2"/>
      <text:p text:style-name="P2">3 - M</text:p>
      <text:p text:style-name="P2">0357 1.88</text:p>
      <text:p text:style-name="P2">1024 4.20</text:p>
      <text:p text:style-name="P2">1623 1.75</text:p>
      <text:p text:style-name="P2">2244 4.33</text:p>
      <text:p text:style-name="P2"/>
      <text:p text:style-name="P2">4 - TU</text:p>
      <text:p text:style-name="P2">0448 1.60</text:p>
      <text:p text:style-name="P2">1102 4.47</text:p>
      <text:p text:style-name="P2">1711 1.45</text:p>
      <text:p text:style-name="P2">2320 4.62</text:p>
      <text:p text:style-name="P2"/>
      <text:p text:style-name="P2">5 - W</text:p>
      <text:p text:style-name="P2">0533 1.30</text:p>
      <text:p text:style-name="P2">1137 4.78</text:p>
      <text:p text:style-name="P2">1754 1.16</text:p>
      <text:p text:style-name="P2">2355 4.93</text:p>
      <text:p text:style-name="P2"/>
      <text:p text:style-name="P2">6 - TH</text:p>
      <text:p text:style-name="P2">0615 1.02</text:p>
      <text:p text:style-name="P2">1213 5.08</text:p>
      <text:p text:style-name="P2">1835 0.90</text:p>
      <text:p text:style-name="P2"/>
      <text:p text:style-name="P2"/>
      <text:p text:style-name="P2">7 - F</text:p>
      <text:p text:style-name="P2">0031 5.23</text:p>
      <text:p text:style-name="P2">0655 0.79</text:p>
      <text:p text:style-name="P2">1250 5.36</text:p>
      <text:p text:style-name="P2">1915 0.70</text:p>
      <text:p text:style-name="P2"/>
      <text:p text:style-name="P2">8 - SA</text:p>
      <text:p text:style-name="P2">0110 5.47</text:p>
      <text:p text:style-name="P2">0735 0.63</text:p>
      <text:p text:style-name="P2">1330 5.56</text:p>
      <text:p text:style-name="P2">1955 0.58</text:p>
      <text:p text:style-name="P2"/>
      <text:p text:style-name="P2">9 - SU</text:p>
      <text:p text:style-name="P2">0151 5.63</text:p>
      <text:p text:style-name="P2">0815 0.55</text:p>
      <text:p text:style-name="P2">1412 5.68</text:p>
      <text:p text:style-name="P2">2035 0.55</text:p>
      <text:p text:style-name="P2"/>
      <text:p text:style-name="P2">10 - M</text:p>
      <text:p text:style-name="P2">0234 5.70</text:p>
      <text:p text:style-name="P2">0856 0.57</text:p>
      <text:p text:style-name="P2">1456 5.69</text:p>
      <text:p text:style-name="P2">2118 0.61</text:p>
      <text:p text:style-name="P2"/>
      <text:p text:style-name="P2">11 - TU</text:p>
      <text:p text:style-name="P2">0320 5.65</text:p>
      <text:p text:style-name="P2">0940 0.67</text:p>
      <text:p text:style-name="P2">1544 5.60</text:p>
      <text:p text:style-name="P2">2203 0.75</text:p>
      <text:p text:style-name="P2"/>
      <text:p text:style-name="P2">12 - W</text:p>
      <text:p text:style-name="P2">0410 5.52</text:p>
      <text:p text:style-name="P2">1028 0.84</text:p>
      <text:p text:style-name="P2">1637 5.42</text:p>
      <text:p text:style-name="P2">2254 0.94</text:p>
      <text:p text:style-name="P2"/>
      <text:p text:style-name="P2">13 - TH</text:p>
      <text:p text:style-name="P2">0505 5.32</text:p>
      <text:p text:style-name="P2">1122 1.05</text:p>
      <text:p text:style-name="P2">1734 5.22</text:p>
      <text:p text:style-name="P2">2352 1.15</text:p>
      <text:p text:style-name="P2"/>
      <text:p text:style-name="P2">14 - F</text:p>
      <text:p text:style-name="P2">0606 5.12</text:p>
      <text:p text:style-name="P2">1224 1.24</text:p>
      <text:p text:style-name="P2">1839 5.04</text:p>
      <text:p text:style-name="P2"/>
      <text:p text:style-name="P2"/>
      <text:p text:style-name="P2">15 - SA</text:p>
      <text:p text:style-name="P2">0059 1.31</text:p>
      <text:p text:style-name="P2">0713 4.98</text:p>
      <text:p text:style-name="P2">1335 1.36</text:p>
      <text:p text:style-name="P2">1948 4.95</text:p>
      <text:p text:style-name="P2"/>
      <text:p text:style-name="P2">16 - SU</text:p>
      <text:p text:style-name="P2">0212 1.37</text:p>
      <text:p text:style-name="P2">0824 4.95</text:p>
      <text:p text:style-name="P2">1448 1.35</text:p>
      <text:p text:style-name="P2">2059 4.98</text:p>
      <text:p text:style-name="P2"/>
      <text:p text:style-name="P2">17 - M</text:p>
      <text:p text:style-name="P2">0323 1.30</text:p>
      <text:p text:style-name="P2">0933 5.04</text:p>
      <text:p text:style-name="P2">1556 1.24</text:p>
      <text:p text:style-name="P2">2205 5.11</text:p>
      <text:p text:style-name="P2"/>
      <text:p text:style-name="P2">18 - TU</text:p>
      <text:p text:style-name="P2">0426 1.16</text:p>
      <text:p text:style-name="P2">1035 5.19</text:p>
      <text:p text:style-name="P2">1655 1.08</text:p>
      <text:p text:style-name="P2">2304 5.27</text:p>
      <text:p text:style-name="P2"/>
      <text:p text:style-name="P2">19 - W</text:p>
      <text:p text:style-name="P2">0521 1.00</text:p>
      <text:p text:style-name="P2">1131 5.35</text:p>
      <text:p text:style-name="P2">1746 0.93</text:p>
      <text:p text:style-name="P2">2358 5.42</text:p>
      <text:p text:style-name="P2"/>
      <text:p text:style-name="P2">20 - TH</text:p>
      <text:p text:style-name="P2">0610 0.87</text:p>
      <text:p text:style-name="P2">1223 5.47</text:p>
      <text:p text:style-name="P2">1832 0.83</text:p>
      <text:p text:style-name="P2"/>
      <text:p text:style-name="P2"/>
      <text:p text:style-name="P2">21 - F</text:p>
      <text:p text:style-name="P2">0047 5.50</text:p>
      <text:p text:style-name="P2">0653 0.81</text:p>
      <text:p text:style-name="P2">1310 5.51</text:p>
      <text:p text:style-name="P2">1913 0.79</text:p>
      <text:p text:style-name="P2"/>
      <text:p text:style-name="P2">22 - SA</text:p>
      <text:p text:style-name="P2">0133 5.49</text:p>
      <text:p text:style-name="P2">0733 0.80</text:p>
      <text:p text:style-name="P2">1355 5.46</text:p>
      <text:p text:style-name="P2">1953 0.82</text:p>
      <text:p text:style-name="P2"/>
      <text:p text:style-name="P2">23 - SU</text:p>
      <text:p text:style-name="P2">0216 5.40</text:p>
      <text:p text:style-name="P2">0812 0.86</text:p>
      <text:p text:style-name="P2">1437 5.33</text:p>
      <text:p text:style-name="P2">2031 0.91</text:p>
      <text:p text:style-name="P2"/>
      <text:p text:style-name="P2">24 - M</text:p>
      <text:p text:style-name="P2">0257 5.24</text:p>
      <text:p text:style-name="P2">0850 0.97</text:p>
      <text:p text:style-name="P2">1517 5.14</text:p>
      <text:p text:style-name="P2">2109 1.05</text:p>
      <text:p text:style-name="P2"/>
      <text:p text:style-name="P2">25 - TU</text:p>
      <text:p text:style-name="P2">0336 5.03</text:p>
      <text:p text:style-name="P2">0928 1.13</text:p>
      <text:p text:style-name="P2">1555 4.91</text:p>
      <text:p text:style-name="P2">2148 1.22</text:p>
      <text:p text:style-name="P2"/>
      <text:p text:style-name="P2">26 - W</text:p>
      <text:p text:style-name="P2">0413 4.79</text:p>
      <text:p text:style-name="P2">1008 1.31</text:p>
      <text:p text:style-name="P2">1631 4.67</text:p>
      <text:p text:style-name="P2">2229 1.41</text:p>
      <text:p text:style-name="P2"/>
      <text:p text:style-name="P2">27 - TH</text:p>
      <text:p text:style-name="P2">0448 4.56</text:p>
      <text:p text:style-name="P2">1050 1.50</text:p>
      <text:p text:style-name="P2">1706 4.45</text:p>
      <text:p text:style-name="P2">2313 1.59</text:p>
      <text:p text:style-name="P2"/>
      <text:p text:style-name="P2">28 - F</text:p>
      <text:p text:style-name="P2">0524 4.36</text:p>
      <text:p text:style-name="P2">1136 1.68</text:p>
      <text:p text:style-name="P2">1743 4.28</text:p>
      <text:p text:style-name="P2"/>
      <text:p text:style-name="P2"/>
      <text:p text:style-name="P2">29 - SA</text:p>
      <text:p text:style-name="P2">0001 1.76</text:p>
      <text:p text:style-name="P2">0604 4.21</text:p>
      <text:p text:style-name="P2">1228 1.83</text:p>
      <text:p text:style-name="P2">1828 4.16</text:p>
      <text:p text:style-name="P2"/>
      <text:p text:style-name="P2">30 - SU</text:p>
      <text:p text:style-name="P2">0056 1.88</text:p>
      <text:p text:style-name="P2">0654 4.12</text:p>
      <text:p text:style-name="P2">1326 1.91</text:p>
      <text:p text:style-name="P2">1923 4.1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157 1.91</text:p>
      <text:p text:style-name="P2">0753 4.12</text:p>
      <text:p text:style-name="P2">1428 1.90</text:p>
      <text:p text:style-name="P2">2025 4.15</text:p>
      <text:p text:style-name="P2"/>
      <text:p text:style-name="P2">2 - TU</text:p>
      <text:p text:style-name="P2">0300 1.85</text:p>
      <text:p text:style-name="P2">0857 4.21</text:p>
      <text:p text:style-name="P2">1530 1.78</text:p>
      <text:p text:style-name="P2">2127 4.30</text:p>
      <text:p text:style-name="P2"/>
      <text:p text:style-name="P2">3 - W</text:p>
      <text:p text:style-name="P2">0400 1.69</text:p>
      <text:p text:style-name="P2">0956 4.40</text:p>
      <text:p text:style-name="P2">1628 1.58</text:p>
      <text:p text:style-name="P2">2224 4.52</text:p>
      <text:p text:style-name="P2"/>
      <text:p text:style-name="P2">4 - TH</text:p>
      <text:p text:style-name="P2">0455 1.46</text:p>
      <text:p text:style-name="P2">1051 4.66</text:p>
      <text:p text:style-name="P2">1721 1.33</text:p>
      <text:p text:style-name="P2">2316 4.80</text:p>
      <text:p text:style-name="P2"/>
      <text:p text:style-name="P2">5 - F</text:p>
      <text:p text:style-name="P2">0546 1.20</text:p>
      <text:p text:style-name="P2">1141 4.95</text:p>
      <text:p text:style-name="P2">1810 1.08</text:p>
      <text:p text:style-name="P2"/>
      <text:p text:style-name="P2"/>
      <text:p text:style-name="P2">6 - SA</text:p>
      <text:p text:style-name="P2">0005 5.10</text:p>
      <text:p text:style-name="P2">0634 0.96</text:p>
      <text:p text:style-name="P2">1228 5.24</text:p>
      <text:p text:style-name="P2">1857 0.84</text:p>
      <text:p text:style-name="P2"/>
      <text:p text:style-name="P2">7 - SU</text:p>
      <text:p text:style-name="P2">0052 5.37</text:p>
      <text:p text:style-name="P2">0719 0.74</text:p>
      <text:p text:style-name="P2">1315 5.49</text:p>
      <text:p text:style-name="P2">1941 0.66</text:p>
      <text:p text:style-name="P2"/>
      <text:p text:style-name="P2">8 - M</text:p>
      <text:p text:style-name="P2">0138 5.59</text:p>
      <text:p text:style-name="P2">0804 0.59</text:p>
      <text:p text:style-name="P2">1402 5.67</text:p>
      <text:p text:style-name="P2">2026 0.55</text:p>
      <text:p text:style-name="P2"/>
      <text:p text:style-name="P2">9 - TU</text:p>
      <text:p text:style-name="P2">0225 5.73</text:p>
      <text:p text:style-name="P2">0848 0.52</text:p>
      <text:p text:style-name="P2">1449 5.76</text:p>
      <text:p text:style-name="P2">2110 0.51</text:p>
      <text:p text:style-name="P2"/>
      <text:p text:style-name="P2">10 - W</text:p>
      <text:p text:style-name="P2">0313 5.77</text:p>
      <text:p text:style-name="P2">0932 0.53</text:p>
      <text:p text:style-name="P2">1537 5.76</text:p>
      <text:p text:style-name="P2">2155 0.56</text:p>
      <text:p text:style-name="P2"/>
      <text:p text:style-name="P2">11 - TH</text:p>
      <text:p text:style-name="P2">0402 5.73</text:p>
      <text:p text:style-name="P2">1018 0.62</text:p>
      <text:p text:style-name="P2">1627 5.67</text:p>
      <text:p text:style-name="P2">2242 0.69</text:p>
      <text:p text:style-name="P2"/>
      <text:p text:style-name="P2">12 - F</text:p>
      <text:p text:style-name="P2">0453 5.59</text:p>
      <text:p text:style-name="P2">1107 0.77</text:p>
      <text:p text:style-name="P2">1720 5.50</text:p>
      <text:p text:style-name="P2">2332 0.87</text:p>
      <text:p text:style-name="P2"/>
      <text:p text:style-name="P2">13 - SA</text:p>
      <text:p text:style-name="P2">0548 5.40</text:p>
      <text:p text:style-name="P2">1159 0.97</text:p>
      <text:p text:style-name="P2">1816 5.29</text:p>
      <text:p text:style-name="P2"/>
      <text:p text:style-name="P2"/>
      <text:p text:style-name="P2">14 - SU</text:p>
      <text:p text:style-name="P2">0028 1.08</text:p>
      <text:p text:style-name="P2">0647 5.19</text:p>
      <text:p text:style-name="P2">1257 1.18</text:p>
      <text:p text:style-name="P2">1918 5.09</text:p>
      <text:p text:style-name="P2"/>
      <text:p text:style-name="P2">15 - M</text:p>
      <text:p text:style-name="P2">0129 1.27</text:p>
      <text:p text:style-name="P2">0751 5.01</text:p>
      <text:p text:style-name="P2">1402 1.34</text:p>
      <text:p text:style-name="P2">2024 4.94</text:p>
      <text:p text:style-name="P2"/>
      <text:p text:style-name="P2">16 - TU</text:p>
      <text:p text:style-name="P2">0237 1.40</text:p>
      <text:p text:style-name="P2">0858 4.90</text:p>
      <text:p text:style-name="P2">1512 1.43</text:p>
      <text:p text:style-name="P2">2132 4.89</text:p>
      <text:p text:style-name="P2"/>
      <text:p text:style-name="P2">17 - W</text:p>
      <text:p text:style-name="P2">0346 1.43</text:p>
      <text:p text:style-name="P2">1006 4.89</text:p>
      <text:p text:style-name="P2">1620 1.41</text:p>
      <text:p text:style-name="P2">2238 4.92</text:p>
      <text:p text:style-name="P2"/>
      <text:p text:style-name="P2">18 - TH</text:p>
      <text:p text:style-name="P2">0451 1.38</text:p>
      <text:p text:style-name="P2">1109 4.96</text:p>
      <text:p text:style-name="P2">1721 1.33</text:p>
      <text:p text:style-name="P2">2339 5.01</text:p>
      <text:p text:style-name="P2"/>
      <text:p text:style-name="P2">19 - F</text:p>
      <text:p text:style-name="P2">0548 1.28</text:p>
      <text:p text:style-name="P2">1207 5.06</text:p>
      <text:p text:style-name="P2">1814 1.22</text:p>
      <text:p text:style-name="P2"/>
      <text:p text:style-name="P2"/>
      <text:p text:style-name="P2">20 - SA</text:p>
      <text:p text:style-name="P2">0033 5.11</text:p>
      <text:p text:style-name="P2">0637 1.17</text:p>
      <text:p text:style-name="P2">1258 5.15</text:p>
      <text:p text:style-name="P2">1859 1.13</text:p>
      <text:p text:style-name="P2"/>
      <text:p text:style-name="P2">21 - SU</text:p>
      <text:p text:style-name="P2">0122 5.17</text:p>
      <text:p text:style-name="P2">0720 1.09</text:p>
      <text:p text:style-name="P2">1344 5.19</text:p>
      <text:p text:style-name="P2">1940 1.06</text:p>
      <text:p text:style-name="P2"/>
      <text:p text:style-name="P2">22 - M</text:p>
      <text:p text:style-name="P2">0206 5.18</text:p>
      <text:p text:style-name="P2">0759 1.04</text:p>
      <text:p text:style-name="P2">1426 5.17</text:p>
      <text:p text:style-name="P2">2018 1.03</text:p>
      <text:p text:style-name="P2"/>
      <text:p text:style-name="P2">23 - TU</text:p>
      <text:p text:style-name="P2">0245 5.14</text:p>
      <text:p text:style-name="P2">0836 1.03</text:p>
      <text:p text:style-name="P2">1503 5.09</text:p>
      <text:p text:style-name="P2">2055 1.04</text:p>
      <text:p text:style-name="P2"/>
      <text:p text:style-name="P2">24 - W</text:p>
      <text:p text:style-name="P2">0320 5.04</text:p>
      <text:p text:style-name="P2">0913 1.06</text:p>
      <text:p text:style-name="P2">1536 4.99</text:p>
      <text:p text:style-name="P2">2131 1.09</text:p>
      <text:p text:style-name="P2"/>
      <text:p text:style-name="P2">25 - TH</text:p>
      <text:p text:style-name="P2">0351 4.93</text:p>
      <text:p text:style-name="P2">0949 1.12</text:p>
      <text:p text:style-name="P2">1605 4.87</text:p>
      <text:p text:style-name="P2">2207 1.17</text:p>
      <text:p text:style-name="P2"/>
      <text:p text:style-name="P2">26 - F</text:p>
      <text:p text:style-name="P2">0418 4.81</text:p>
      <text:p text:style-name="P2">1026 1.22</text:p>
      <text:p text:style-name="P2">1632 4.76</text:p>
      <text:p text:style-name="P2">2245 1.28</text:p>
      <text:p text:style-name="P2"/>
      <text:p text:style-name="P2">27 - SA</text:p>
      <text:p text:style-name="P2">0446 4.71</text:p>
      <text:p text:style-name="P2">1105 1.34</text:p>
      <text:p text:style-name="P2">1701 4.66</text:p>
      <text:p text:style-name="P2">2326 1.41</text:p>
      <text:p text:style-name="P2"/>
      <text:p text:style-name="P2">28 - SU</text:p>
      <text:p text:style-name="P2">0518 4.61</text:p>
      <text:p text:style-name="P2">1148 1.49</text:p>
      <text:p text:style-name="P2">1737 4.56</text:p>
      <text:p text:style-name="P2"/>
      <text:p text:style-name="P2"/>
      <text:p text:style-name="P2">29 - M</text:p>
      <text:p text:style-name="P2">0011 1.56</text:p>
      <text:p text:style-name="P2">0559 4.51</text:p>
      <text:p text:style-name="P2">1235 1.63</text:p>
      <text:p text:style-name="P2">1822 4.46</text:p>
      <text:p text:style-name="P2"/>
      <text:p text:style-name="P2">30 - TU</text:p>
      <text:p text:style-name="P2">0102 1.70</text:p>
      <text:p text:style-name="P2">0649 4.42</text:p>
      <text:p text:style-name="P2">1332 1.75</text:p>
      <text:p text:style-name="P2">1919 4.38</text:p>
      <text:p text:style-name="P2"/>
      <text:p text:style-name="P2">31 - W</text:p>
      <text:p text:style-name="P2">0204 1.79</text:p>
      <text:p text:style-name="P2">0751 4.35</text:p>
      <text:p text:style-name="P2">1438 1.80</text:p>
      <text:p text:style-name="P2">2026 4.35</text:p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313 1.78</text:p>
      <text:p text:style-name="P2">0902 4.38</text:p>
      <text:p text:style-name="P2">1548 1.72</text:p>
      <text:p text:style-name="P2">2138 4.44</text:p>
      <text:p text:style-name="P2"/>
      <text:p text:style-name="P2">2 - F</text:p>
      <text:p text:style-name="P2">0422 1.63</text:p>
      <text:p text:style-name="P2">1013 4.54</text:p>
      <text:p text:style-name="P2">1654 1.52</text:p>
      <text:p text:style-name="P2">2247 4.67</text:p>
      <text:p text:style-name="P2"/>
      <text:p text:style-name="P2">3 - SA</text:p>
      <text:p text:style-name="P2">0524 1.38</text:p>
      <text:p text:style-name="P2">1118 4.82</text:p>
      <text:p text:style-name="P2">1753 1.23</text:p>
      <text:p text:style-name="P2">2347 4.98</text:p>
      <text:p text:style-name="P2"/>
      <text:p text:style-name="P2">4 - SU</text:p>
      <text:p text:style-name="P2">0620 1.08</text:p>
      <text:p text:style-name="P2">1214 5.15</text:p>
      <text:p text:style-name="P2">1845 0.92</text:p>
      <text:p text:style-name="P2"/>
      <text:p text:style-name="P2"/>
      <text:p text:style-name="P2">5 - M</text:p>
      <text:p text:style-name="P2">0040 5.32</text:p>
      <text:p text:style-name="P2">0709 0.78</text:p>
      <text:p text:style-name="P2">1305 5.48</text:p>
      <text:p text:style-name="P2">1932 0.64</text:p>
      <text:p text:style-name="P2"/>
      <text:p text:style-name="P2">6 - TU</text:p>
      <text:p text:style-name="P2">0130 5.63</text:p>
      <text:p text:style-name="P2">0755 0.53</text:p>
      <text:p text:style-name="P2">1353 5.76</text:p>
      <text:p text:style-name="P2">2017 0.43</text:p>
      <text:p text:style-name="P2"/>
      <text:p text:style-name="P2">7 - W</text:p>
      <text:p text:style-name="P2">0217 5.86</text:p>
      <text:p text:style-name="P2">0838 0.36</text:p>
      <text:p text:style-name="P2">1440 5.94</text:p>
      <text:p text:style-name="P2">2059 0.32</text:p>
      <text:p text:style-name="P2"/>
      <text:p text:style-name="P2">8 - TH</text:p>
      <text:p text:style-name="P2">0302 5.99</text:p>
      <text:p text:style-name="P2">0920 0.30</text:p>
      <text:p text:style-name="P2">1525 6.00</text:p>
      <text:p text:style-name="P2">2141 0.32</text:p>
      <text:p text:style-name="P2"/>
      <text:p text:style-name="P2">9 - F</text:p>
      <text:p text:style-name="P2">0348 5.98</text:p>
      <text:p text:style-name="P2">1002 0.36</text:p>
      <text:p text:style-name="P2">1612 5.93</text:p>
      <text:p text:style-name="P2">2223 0.42</text:p>
      <text:p text:style-name="P2"/>
      <text:p text:style-name="P2">10 - SA</text:p>
      <text:p text:style-name="P2">0435 5.85</text:p>
      <text:p text:style-name="P2">1044 0.52</text:p>
      <text:p text:style-name="P2">1659 5.74</text:p>
      <text:p text:style-name="P2">2306 0.63</text:p>
      <text:p text:style-name="P2"/>
      <text:p text:style-name="P2">11 - SU</text:p>
      <text:p text:style-name="P2">0524 5.61</text:p>
      <text:p text:style-name="P2">1129 0.77</text:p>
      <text:p text:style-name="P2">1749 5.45</text:p>
      <text:p text:style-name="P2">2353 0.92</text:p>
      <text:p text:style-name="P2"/>
      <text:p text:style-name="P2">12 - M</text:p>
      <text:p text:style-name="P2">0616 5.28</text:p>
      <text:p text:style-name="P2">1218 1.08</text:p>
      <text:p text:style-name="P2">1845 5.11</text:p>
      <text:p text:style-name="P2"/>
      <text:p text:style-name="P2"/>
      <text:p text:style-name="P2">13 - TU</text:p>
      <text:p text:style-name="P2">0046 1.25</text:p>
      <text:p text:style-name="P2">0715 4.94</text:p>
      <text:p text:style-name="P2">1316 1.41</text:p>
      <text:p text:style-name="P2">1948 4.79</text:p>
      <text:p text:style-name="P2"/>
      <text:p text:style-name="P2">14 - W</text:p>
      <text:p text:style-name="P2">0149 1.55</text:p>
      <text:p text:style-name="P2">0824 4.66</text:p>
      <text:p text:style-name="P2">1425 1.67</text:p>
      <text:p text:style-name="P2">2101 4.58</text:p>
      <text:p text:style-name="P2"/>
      <text:p text:style-name="P2">15 - TH</text:p>
      <text:p text:style-name="P2">0304 1.74</text:p>
      <text:p text:style-name="P2">0939 4.53</text:p>
      <text:p text:style-name="P2">1545 1.78</text:p>
      <text:p text:style-name="P2">2217 4.53</text:p>
      <text:p text:style-name="P2"/>
      <text:p text:style-name="P2">16 - F</text:p>
      <text:p text:style-name="P2">0425 1.76</text:p>
      <text:p text:style-name="P2">1053 4.57</text:p>
      <text:p text:style-name="P2">1701 1.71</text:p>
      <text:p text:style-name="P2">2326 4.64</text:p>
      <text:p text:style-name="P2"/>
      <text:p text:style-name="P2">17 - SA</text:p>
      <text:p text:style-name="P2">0534 1.63</text:p>
      <text:p text:style-name="P2">1157 4.72</text:p>
      <text:p text:style-name="P2">1802 1.54</text:p>
      <text:p text:style-name="P2"/>
      <text:p text:style-name="P2"/>
      <text:p text:style-name="P2">18 - SU</text:p>
      <text:p text:style-name="P2">0024 4.81</text:p>
      <text:p text:style-name="P2">0626 1.45</text:p>
      <text:p text:style-name="P2">1249 4.90</text:p>
      <text:p text:style-name="P2">1848 1.35</text:p>
      <text:p text:style-name="P2"/>
      <text:p text:style-name="P2">19 - M</text:p>
      <text:p text:style-name="P2">0112 4.97</text:p>
      <text:p text:style-name="P2">0708 1.26</text:p>
      <text:p text:style-name="P2">1334 5.04</text:p>
      <text:p text:style-name="P2">1927 1.18</text:p>
      <text:p text:style-name="P2"/>
      <text:p text:style-name="P2">20 - TU</text:p>
      <text:p text:style-name="P2">0153 5.08</text:p>
      <text:p text:style-name="P2">0745 1.10</text:p>
      <text:p text:style-name="P2">1411 5.12</text:p>
      <text:p text:style-name="P2">2002 1.04</text:p>
      <text:p text:style-name="P2"/>
      <text:p text:style-name="P2">21 - W</text:p>
      <text:p text:style-name="P2">0228 5.13</text:p>
      <text:p text:style-name="P2">0818 0.98</text:p>
      <text:p text:style-name="P2">1443 5.14</text:p>
      <text:p text:style-name="P2">2035 0.94</text:p>
      <text:p text:style-name="P2"/>
      <text:p text:style-name="P2">22 - TH</text:p>
      <text:p text:style-name="P2">0256 5.14</text:p>
      <text:p text:style-name="P2">0851 0.91</text:p>
      <text:p text:style-name="P2">1509 5.13</text:p>
      <text:p text:style-name="P2">2107 0.89</text:p>
      <text:p text:style-name="P2"/>
      <text:p text:style-name="P2">23 - F</text:p>
      <text:p text:style-name="P2">0320 5.12</text:p>
      <text:p text:style-name="P2">0924 0.88</text:p>
      <text:p text:style-name="P2">1532 5.11</text:p>
      <text:p text:style-name="P2">2140 0.90</text:p>
      <text:p text:style-name="P2"/>
      <text:p text:style-name="P2">24 - SA</text:p>
      <text:p text:style-name="P2">0343 5.10</text:p>
      <text:p text:style-name="P2">0957 0.92</text:p>
      <text:p text:style-name="P2">1556 5.09</text:p>
      <text:p text:style-name="P2">2214 0.97</text:p>
      <text:p text:style-name="P2"/>
      <text:p text:style-name="P2">25 - SU</text:p>
      <text:p text:style-name="P2">0409 5.07</text:p>
      <text:p text:style-name="P2">1032 1.02</text:p>
      <text:p text:style-name="P2">1624 5.04</text:p>
      <text:p text:style-name="P2">2250 1.10</text:p>
      <text:p text:style-name="P2"/>
      <text:p text:style-name="P2">26 - M</text:p>
      <text:p text:style-name="P2">0441 5.00</text:p>
      <text:p text:style-name="P2">1109 1.18</text:p>
      <text:p text:style-name="P2">1659 4.94</text:p>
      <text:p text:style-name="P2">2329 1.28</text:p>
      <text:p text:style-name="P2"/>
      <text:p text:style-name="P2">27 - TU</text:p>
      <text:p text:style-name="P2">0520 4.87</text:p>
      <text:p text:style-name="P2">1151 1.39</text:p>
      <text:p text:style-name="P2">1742 4.78</text:p>
      <text:p text:style-name="P2"/>
      <text:p text:style-name="P2"/>
      <text:p text:style-name="P2">28 - W</text:p>
      <text:p text:style-name="P2">0015 1.51</text:p>
      <text:p text:style-name="P2">0608 4.68</text:p>
      <text:p text:style-name="P2">1242 1.62</text:p>
      <text:p text:style-name="P2">1836 4.58</text:p>
      <text:p text:style-name="P2"/>
      <text:p text:style-name="P2">29 - TH</text:p>
      <text:p text:style-name="P2">0114 1.72</text:p>
      <text:p text:style-name="P2">0708 4.48</text:p>
      <text:p text:style-name="P2">1350 1.81</text:p>
      <text:p text:style-name="P2">1944 4.41</text:p>
      <text:p text:style-name="P2"/>
      <text:p text:style-name="P2">30 - F</text:p>
      <text:p text:style-name="P2">0231 1.85</text:p>
      <text:p text:style-name="P2">0824 4.37</text:p>
      <text:p text:style-name="P2">1514 1.83</text:p>
      <text:p text:style-name="P2">2106 4.39</text:p>
      <text:p text:style-name="P2"/>
      <text:p text:style-name="P2">31 - SA</text:p>
      <text:p text:style-name="P2">0356 1.76</text:p>
      <text:p text:style-name="P2">0948 4.46</text:p>
      <text:p text:style-name="P2">1635 1.63</text:p>
      <text:p text:style-name="P2">2228 4.60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509 1.46</text:p>
      <text:p text:style-name="P2">1103 4.77</text:p>
      <text:p text:style-name="P2">1740 1.28</text:p>
      <text:p text:style-name="P2">2335 4.97</text:p>
      <text:p text:style-name="P2"/>
      <text:p text:style-name="P2">2 - M</text:p>
      <text:p text:style-name="P2">0608 1.08</text:p>
      <text:p text:style-name="P2">1203 5.18</text:p>
      <text:p text:style-name="P2">1834 0.88</text:p>
      <text:p text:style-name="P2"/>
      <text:p text:style-name="P2"/>
      <text:p text:style-name="P2">3 - TU</text:p>
      <text:p text:style-name="P2">0030 5.39</text:p>
      <text:p text:style-name="P2">0658 0.70</text:p>
      <text:p text:style-name="P2">1255 5.59</text:p>
      <text:p text:style-name="P2">1920 0.53</text:p>
      <text:p text:style-name="P2"/>
      <text:p text:style-name="P2">4 - W</text:p>
      <text:p text:style-name="P2">0118 5.77</text:p>
      <text:p text:style-name="P2">0742 0.38</text:p>
      <text:p text:style-name="P2">1341 5.93</text:p>
      <text:p text:style-name="P2">2002 0.27</text:p>
      <text:p text:style-name="P2"/>
      <text:p text:style-name="P2">5 - TH</text:p>
      <text:p text:style-name="P2">0203 6.05</text:p>
      <text:p text:style-name="P2">0822 0.18</text:p>
      <text:p text:style-name="P2">1425 6.14</text:p>
      <text:p text:style-name="P2">2042 0.13</text:p>
      <text:p text:style-name="P2"/>
      <text:p text:style-name="P2">6 - F</text:p>
      <text:p text:style-name="P2">0247 6.19</text:p>
      <text:p text:style-name="P2">0901 0.11</text:p>
      <text:p text:style-name="P2">1508 6.20</text:p>
      <text:p text:style-name="P2">2120 0.13</text:p>
      <text:p text:style-name="P2"/>
      <text:p text:style-name="P2">7 - SA</text:p>
      <text:p text:style-name="P2">0330 6.17</text:p>
      <text:p text:style-name="P2">0939 0.18</text:p>
      <text:p text:style-name="P2">1551 6.09</text:p>
      <text:p text:style-name="P2">2158 0.27</text:p>
      <text:p text:style-name="P2"/>
      <text:p text:style-name="P2">8 - SU</text:p>
      <text:p text:style-name="P2">0413 5.98</text:p>
      <text:p text:style-name="P2">1017 0.39</text:p>
      <text:p text:style-name="P2">1635 5.84</text:p>
      <text:p text:style-name="P2">2237 0.53</text:p>
      <text:p text:style-name="P2"/>
      <text:p text:style-name="P2">9 - M</text:p>
      <text:p text:style-name="P2">0458 5.66</text:p>
      <text:p text:style-name="P2">1058 0.70</text:p>
      <text:p text:style-name="P2">1721 5.46</text:p>
      <text:p text:style-name="P2">2319 0.89</text:p>
      <text:p text:style-name="P2"/>
      <text:p text:style-name="P2">10 - TU</text:p>
      <text:p text:style-name="P2">0546 5.24</text:p>
      <text:p text:style-name="P2">1142 1.10</text:p>
      <text:p text:style-name="P2">1812 5.01</text:p>
      <text:p text:style-name="P2"/>
      <text:p text:style-name="P2"/>
      <text:p text:style-name="P2">11 - W</text:p>
      <text:p text:style-name="P2">0007 1.31</text:p>
      <text:p text:style-name="P2">0641 4.78</text:p>
      <text:p text:style-name="P2">1234 1.52</text:p>
      <text:p text:style-name="P2">1914 4.57</text:p>
      <text:p text:style-name="P2"/>
      <text:p text:style-name="P2">12 - TH</text:p>
      <text:p text:style-name="P2">0106 1.72</text:p>
      <text:p text:style-name="P2">0751 4.40</text:p>
      <text:p text:style-name="P2">1342 1.89</text:p>
      <text:p text:style-name="P2">2033 4.27</text:p>
      <text:p text:style-name="P2"/>
      <text:p text:style-name="P2">13 - F</text:p>
      <text:p text:style-name="P2">0225 2.02</text:p>
      <text:p text:style-name="P2">0917 4.21</text:p>
      <text:p text:style-name="P2">1514 2.07</text:p>
      <text:p text:style-name="P2">2201 4.22</text:p>
      <text:p text:style-name="P2"/>
      <text:p text:style-name="P2">14 - SA</text:p>
      <text:p text:style-name="P2">0403 2.05</text:p>
      <text:p text:style-name="P2">1041 4.28</text:p>
      <text:p text:style-name="P2">1646 1.98</text:p>
      <text:p text:style-name="P2">2316 4.38</text:p>
      <text:p text:style-name="P2"/>
      <text:p text:style-name="P2">15 - SU</text:p>
      <text:p text:style-name="P2">0520 1.86</text:p>
      <text:p text:style-name="P2">1146 4.51</text:p>
      <text:p text:style-name="P2">1748 1.73</text:p>
      <text:p text:style-name="P2"/>
      <text:p text:style-name="P2"/>
      <text:p text:style-name="P2">16 - M</text:p>
      <text:p text:style-name="P2">0013 4.63</text:p>
      <text:p text:style-name="P2">0611 1.60</text:p>
      <text:p text:style-name="P2">1236 4.75</text:p>
      <text:p text:style-name="P2">1831 1.46</text:p>
      <text:p text:style-name="P2"/>
      <text:p text:style-name="P2">17 - TU</text:p>
      <text:p text:style-name="P2">0057 4.86</text:p>
      <text:p text:style-name="P2">0649 1.33</text:p>
      <text:p text:style-name="P2">1315 4.95</text:p>
      <text:p text:style-name="P2">1905 1.21</text:p>
      <text:p text:style-name="P2"/>
      <text:p text:style-name="P2">18 - W</text:p>
      <text:p text:style-name="P2">0132 5.03</text:p>
      <text:p text:style-name="P2">0721 1.10</text:p>
      <text:p text:style-name="P2">1347 5.09</text:p>
      <text:p text:style-name="P2">1937 0.99</text:p>
      <text:p text:style-name="P2"/>
      <text:p text:style-name="P2">19 - TH</text:p>
      <text:p text:style-name="P2">0201 5.15</text:p>
      <text:p text:style-name="P2">0753 0.90</text:p>
      <text:p text:style-name="P2">1413 5.19</text:p>
      <text:p text:style-name="P2">2008 0.83</text:p>
      <text:p text:style-name="P2"/>
      <text:p text:style-name="P2">20 - F</text:p>
      <text:p text:style-name="P2">0224 5.23</text:p>
      <text:p text:style-name="P2">0824 0.76</text:p>
      <text:p text:style-name="P2">1434 5.26</text:p>
      <text:p text:style-name="P2">2039 0.72</text:p>
      <text:p text:style-name="P2"/>
      <text:p text:style-name="P2">21 - SA</text:p>
      <text:p text:style-name="P2">0245 5.30</text:p>
      <text:p text:style-name="P2">0855 0.69</text:p>
      <text:p text:style-name="P2">1456 5.33</text:p>
      <text:p text:style-name="P2">2111 0.69</text:p>
      <text:p text:style-name="P2"/>
      <text:p text:style-name="P2">22 - SU</text:p>
      <text:p text:style-name="P2">0308 5.35</text:p>
      <text:p text:style-name="P2">0927 0.70</text:p>
      <text:p text:style-name="P2">1521 5.36</text:p>
      <text:p text:style-name="P2">2143 0.74</text:p>
      <text:p text:style-name="P2"/>
      <text:p text:style-name="P2">23 - M</text:p>
      <text:p text:style-name="P2">0336 5.35</text:p>
      <text:p text:style-name="P2">1000 0.80</text:p>
      <text:p text:style-name="P2">1552 5.33</text:p>
      <text:p text:style-name="P2">2217 0.88</text:p>
      <text:p text:style-name="P2"/>
      <text:p text:style-name="P2">24 - TU</text:p>
      <text:p text:style-name="P2">0410 5.28</text:p>
      <text:p text:style-name="P2">1035 0.98</text:p>
      <text:p text:style-name="P2">1629 5.20</text:p>
      <text:p text:style-name="P2">2255 1.10</text:p>
      <text:p text:style-name="P2"/>
      <text:p text:style-name="P2">25 - W</text:p>
      <text:p text:style-name="P2">0450 5.10</text:p>
      <text:p text:style-name="P2">1116 1.23</text:p>
      <text:p text:style-name="P2">1713 4.98</text:p>
      <text:p text:style-name="P2">2339 1.37</text:p>
      <text:p text:style-name="P2"/>
      <text:p text:style-name="P2">26 - TH</text:p>
      <text:p text:style-name="P2">0539 4.84</text:p>
      <text:p text:style-name="P2">1206 1.52</text:p>
      <text:p text:style-name="P2">1808 4.70</text:p>
      <text:p text:style-name="P2"/>
      <text:p text:style-name="P2"/>
      <text:p text:style-name="P2">27 - F</text:p>
      <text:p text:style-name="P2">0038 1.67</text:p>
      <text:p text:style-name="P2">0641 4.56</text:p>
      <text:p text:style-name="P2">1317 1.79</text:p>
      <text:p text:style-name="P2">1919 4.45</text:p>
      <text:p text:style-name="P2"/>
      <text:p text:style-name="P2">28 - SA</text:p>
      <text:p text:style-name="P2">0203 1.85</text:p>
      <text:p text:style-name="P2">0802 4.39</text:p>
      <text:p text:style-name="P2">1451 1.85</text:p>
      <text:p text:style-name="P2">2047 4.41</text:p>
      <text:p text:style-name="P2"/>
      <text:p text:style-name="P2">29 - SU</text:p>
      <text:p text:style-name="P2">0338 1.76</text:p>
      <text:p text:style-name="P2">0932 4.49</text:p>
      <text:p text:style-name="P2">1619 1.62</text:p>
      <text:p text:style-name="P2">2213 4.65</text:p>
      <text:p text:style-name="P2"/>
      <text:p text:style-name="P2">30 - M</text:p>
      <text:p text:style-name="P2">0454 1.42</text:p>
      <text:p text:style-name="P2">1048 4.85</text:p>
      <text:p text:style-name="P2">1725 1.21</text:p>
      <text:p text:style-name="P2">2320 5.0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552 0.99</text:p>
      <text:p text:style-name="P2">1148 5.30</text:p>
      <text:p text:style-name="P2">1817 0.78</text:p>
      <text:p text:style-name="P2"/>
      <text:p text:style-name="P2"/>
      <text:p text:style-name="P2">2 - W</text:p>
      <text:p text:style-name="P2">0014 5.52</text:p>
      <text:p text:style-name="P2">0640 0.59</text:p>
      <text:p text:style-name="P2">1238 5.73</text:p>
      <text:p text:style-name="P2">1902 0.42</text:p>
      <text:p text:style-name="P2"/>
      <text:p text:style-name="P2">3 - TH</text:p>
      <text:p text:style-name="P2">0101 5.91</text:p>
      <text:p text:style-name="P2">0722 0.28</text:p>
      <text:p text:style-name="P2">1323 6.05</text:p>
      <text:p text:style-name="P2">1942 0.17</text:p>
      <text:p text:style-name="P2"/>
      <text:p text:style-name="P2">4 - F</text:p>
      <text:p text:style-name="P2">0145 6.16</text:p>
      <text:p text:style-name="P2">0801 0.10</text:p>
      <text:p text:style-name="P2">1406 6.23</text:p>
      <text:p text:style-name="P2">2019 0.06</text:p>
      <text:p text:style-name="P2"/>
      <text:p text:style-name="P2">5 - SA</text:p>
      <text:p text:style-name="P2">0227 6.26</text:p>
      <text:p text:style-name="P2">0838 0.06</text:p>
      <text:p text:style-name="P2">1447 6.24</text:p>
      <text:p text:style-name="P2">2056 0.10</text:p>
      <text:p text:style-name="P2"/>
      <text:p text:style-name="P2">6 - SU</text:p>
      <text:p text:style-name="P2">0308 6.18</text:p>
      <text:p text:style-name="P2">0914 0.17</text:p>
      <text:p text:style-name="P2">1529 6.08</text:p>
      <text:p text:style-name="P2">2132 0.28</text:p>
      <text:p text:style-name="P2"/>
      <text:p text:style-name="P2">7 - M</text:p>
      <text:p text:style-name="P2">0350 5.94</text:p>
      <text:p text:style-name="P2">0950 0.42</text:p>
      <text:p text:style-name="P2">1611 5.76</text:p>
      <text:p text:style-name="P2">2209 0.58</text:p>
      <text:p text:style-name="P2"/>
      <text:p text:style-name="P2">8 - TU</text:p>
      <text:p text:style-name="P2">0432 5.56</text:p>
      <text:p text:style-name="P2">1029 0.77</text:p>
      <text:p text:style-name="P2">1655 5.33</text:p>
      <text:p text:style-name="P2">2249 0.98</text:p>
      <text:p text:style-name="P2"/>
      <text:p text:style-name="P2">9 - W</text:p>
      <text:p text:style-name="P2">0518 5.09</text:p>
      <text:p text:style-name="P2">1111 1.20</text:p>
      <text:p text:style-name="P2">1744 4.84</text:p>
      <text:p text:style-name="P2">2335 1.43</text:p>
      <text:p text:style-name="P2"/>
      <text:p text:style-name="P2">10 - TH</text:p>
      <text:p text:style-name="P2">0612 4.60</text:p>
      <text:p text:style-name="P2">1202 1.65</text:p>
      <text:p text:style-name="P2">1845 4.38</text:p>
      <text:p text:style-name="P2"/>
      <text:p text:style-name="P2"/>
      <text:p text:style-name="P2">11 - F</text:p>
      <text:p text:style-name="P2">0032 1.86</text:p>
      <text:p text:style-name="P2">0723 4.19</text:p>
      <text:p text:style-name="P2">1309 2.04</text:p>
      <text:p text:style-name="P2">2009 4.06</text:p>
      <text:p text:style-name="P2"/>
      <text:p text:style-name="P2">12 - SA</text:p>
      <text:p text:style-name="P2">0152 2.17</text:p>
      <text:p text:style-name="P2">0857 4.01</text:p>
      <text:p text:style-name="P2">1443 2.23</text:p>
      <text:p text:style-name="P2">2143 4.03</text:p>
      <text:p text:style-name="P2"/>
      <text:p text:style-name="P2">13 - SU</text:p>
      <text:p text:style-name="P2">0334 2.20</text:p>
      <text:p text:style-name="P2">1024 4.12</text:p>
      <text:p text:style-name="P2">1618 2.11</text:p>
      <text:p text:style-name="P2">2258 4.23</text:p>
      <text:p text:style-name="P2"/>
      <text:p text:style-name="P2">14 - M</text:p>
      <text:p text:style-name="P2">0452 1.99</text:p>
      <text:p text:style-name="P2">1126 4.37</text:p>
      <text:p text:style-name="P2">1718 1.84</text:p>
      <text:p text:style-name="P2">2350 4.50</text:p>
      <text:p text:style-name="P2"/>
      <text:p text:style-name="P2">15 - TU</text:p>
      <text:p text:style-name="P2">0540 1.69</text:p>
      <text:p text:style-name="P2">1211 4.62</text:p>
      <text:p text:style-name="P2">1759 1.54</text:p>
      <text:p text:style-name="P2"/>
      <text:p text:style-name="P2"/>
      <text:p text:style-name="P2">16 - W</text:p>
      <text:p text:style-name="P2">0030 4.74</text:p>
      <text:p text:style-name="P2">0617 1.39</text:p>
      <text:p text:style-name="P2">1246 4.84</text:p>
      <text:p text:style-name="P2">1834 1.25</text:p>
      <text:p text:style-name="P2"/>
      <text:p text:style-name="P2">17 - TH</text:p>
      <text:p text:style-name="P2">0100 4.93</text:p>
      <text:p text:style-name="P2">0650 1.12</text:p>
      <text:p text:style-name="P2">1313 5.02</text:p>
      <text:p text:style-name="P2">1906 0.99</text:p>
      <text:p text:style-name="P2"/>
      <text:p text:style-name="P2">18 - F</text:p>
      <text:p text:style-name="P2">0125 5.10</text:p>
      <text:p text:style-name="P2">0721 0.88</text:p>
      <text:p text:style-name="P2">1335 5.18</text:p>
      <text:p text:style-name="P2">1937 0.79</text:p>
      <text:p text:style-name="P2"/>
      <text:p text:style-name="P2">19 - SA</text:p>
      <text:p text:style-name="P2">0146 5.25</text:p>
      <text:p text:style-name="P2">0753 0.71</text:p>
      <text:p text:style-name="P2">1357 5.33</text:p>
      <text:p text:style-name="P2">2009 0.65</text:p>
      <text:p text:style-name="P2"/>
      <text:p text:style-name="P2">20 - SU</text:p>
      <text:p text:style-name="P2">0209 5.39</text:p>
      <text:p text:style-name="P2">0825 0.62</text:p>
      <text:p text:style-name="P2">1422 5.45</text:p>
      <text:p text:style-name="P2">2041 0.60</text:p>
      <text:p text:style-name="P2"/>
      <text:p text:style-name="P2">21 - M</text:p>
      <text:p text:style-name="P2">0236 5.49</text:p>
      <text:p text:style-name="P2">0858 0.61</text:p>
      <text:p text:style-name="P2">1451 5.51</text:p>
      <text:p text:style-name="P2">2115 0.64</text:p>
      <text:p text:style-name="P2"/>
      <text:p text:style-name="P2">22 - TU</text:p>
      <text:p text:style-name="P2">0308 5.51</text:p>
      <text:p text:style-name="P2">0932 0.70</text:p>
      <text:p text:style-name="P2">1526 5.48</text:p>
      <text:p text:style-name="P2">2150 0.78</text:p>
      <text:p text:style-name="P2"/>
      <text:p text:style-name="P2">23 - W</text:p>
      <text:p text:style-name="P2">0346 5.42</text:p>
      <text:p text:style-name="P2">1009 0.88</text:p>
      <text:p text:style-name="P2">1607 5.33</text:p>
      <text:p text:style-name="P2">2229 1.00</text:p>
      <text:p text:style-name="P2"/>
      <text:p text:style-name="P2">24 - TH</text:p>
      <text:p text:style-name="P2">0430 5.22</text:p>
      <text:p text:style-name="P2">1052 1.14</text:p>
      <text:p text:style-name="P2">1655 5.08</text:p>
      <text:p text:style-name="P2">2317 1.29</text:p>
      <text:p text:style-name="P2"/>
      <text:p text:style-name="P2">25 - F</text:p>
      <text:p text:style-name="P2">0522 4.94</text:p>
      <text:p text:style-name="P2">1145 1.44</text:p>
      <text:p text:style-name="P2">1753 4.79</text:p>
      <text:p text:style-name="P2"/>
      <text:p text:style-name="P2"/>
      <text:p text:style-name="P2">26 - SA</text:p>
      <text:p text:style-name="P2">0019 1.58</text:p>
      <text:p text:style-name="P2">0627 4.66</text:p>
      <text:p text:style-name="P2">1259 1.69</text:p>
      <text:p text:style-name="P2">1906 4.56</text:p>
      <text:p text:style-name="P2"/>
      <text:p text:style-name="P2">27 - SU</text:p>
      <text:p text:style-name="P2">0145 1.75</text:p>
      <text:p text:style-name="P2">0748 4.52</text:p>
      <text:p text:style-name="P2">1432 1.73</text:p>
      <text:p text:style-name="P2">2032 4.55</text:p>
      <text:p text:style-name="P2"/>
      <text:p text:style-name="P2">28 - M</text:p>
      <text:p text:style-name="P2">0317 1.65</text:p>
      <text:p text:style-name="P2">0914 4.64</text:p>
      <text:p text:style-name="P2">1556 1.50</text:p>
      <text:p text:style-name="P2">2152 4.79</text:p>
      <text:p text:style-name="P2"/>
      <text:p text:style-name="P2">29 - TU</text:p>
      <text:p text:style-name="P2">0431 1.32</text:p>
      <text:p text:style-name="P2">1027 4.98</text:p>
      <text:p text:style-name="P2">1701 1.13</text:p>
      <text:p text:style-name="P2">2258 5.19</text:p>
      <text:p text:style-name="P2"/>
      <text:p text:style-name="P2">30 - W</text:p>
      <text:p text:style-name="P2">0528 0.93</text:p>
      <text:p text:style-name="P2">1126 5.39</text:p>
      <text:p text:style-name="P2">1753 0.74</text:p>
      <text:p text:style-name="P2">2351 5.59</text:p>
      <text:p text:style-name="P2"/>
      <text:p text:style-name="P2">31 - TH</text:p>
      <text:p text:style-name="P2">0616 0.57</text:p>
      <text:p text:style-name="P2">1216 5.76</text:p>
      <text:p text:style-name="P2">1837 0.43</text:p>
      <text:p text:style-name="P2"/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039 5.91</text:p>
      <text:p text:style-name="P2">0658 0.32</text:p>
      <text:p text:style-name="P2">1301 6.03</text:p>
      <text:p text:style-name="P2">1918 0.24</text:p>
      <text:p text:style-name="P2"/>
      <text:p text:style-name="P2">2 - SA</text:p>
      <text:p text:style-name="P2">0123 6.10</text:p>
      <text:p text:style-name="P2">0737 0.19</text:p>
      <text:p text:style-name="P2">1345 6.14</text:p>
      <text:p text:style-name="P2">1955 0.18</text:p>
      <text:p text:style-name="P2"/>
      <text:p text:style-name="P2">3 - SU</text:p>
      <text:p text:style-name="P2">0206 6.14</text:p>
      <text:p text:style-name="P2">0814 0.20</text:p>
      <text:p text:style-name="P2">1427 6.09</text:p>
      <text:p text:style-name="P2">2032 0.25</text:p>
      <text:p text:style-name="P2"/>
      <text:p text:style-name="P2">4 - M</text:p>
      <text:p text:style-name="P2">0247 6.01</text:p>
      <text:p text:style-name="P2">0850 0.33</text:p>
      <text:p text:style-name="P2">1508 5.89</text:p>
      <text:p text:style-name="P2">2108 0.45</text:p>
      <text:p text:style-name="P2"/>
      <text:p text:style-name="P2">5 - TU</text:p>
      <text:p text:style-name="P2">0329 5.74</text:p>
      <text:p text:style-name="P2">0927 0.58</text:p>
      <text:p text:style-name="P2">1550 5.56</text:p>
      <text:p text:style-name="P2">2146 0.75</text:p>
      <text:p text:style-name="P2"/>
      <text:p text:style-name="P2">6 - W</text:p>
      <text:p text:style-name="P2">0412 5.36</text:p>
      <text:p text:style-name="P2">1006 0.92</text:p>
      <text:p text:style-name="P2">1634 5.15</text:p>
      <text:p text:style-name="P2">2227 1.12</text:p>
      <text:p text:style-name="P2"/>
      <text:p text:style-name="P2">7 - TH</text:p>
      <text:p text:style-name="P2">0457 4.92</text:p>
      <text:p text:style-name="P2">1049 1.32</text:p>
      <text:p text:style-name="P2">1722 4.70</text:p>
      <text:p text:style-name="P2">2312 1.52</text:p>
      <text:p text:style-name="P2"/>
      <text:p text:style-name="P2">8 - F</text:p>
      <text:p text:style-name="P2">0549 4.48</text:p>
      <text:p text:style-name="P2">1139 1.72</text:p>
      <text:p text:style-name="P2">1821 4.28</text:p>
      <text:p text:style-name="P2"/>
      <text:p text:style-name="P2"/>
      <text:p text:style-name="P2">9 - SA</text:p>
      <text:p text:style-name="P2">0008 1.90</text:p>
      <text:p text:style-name="P2">0657 4.12</text:p>
      <text:p text:style-name="P2">1242 2.05</text:p>
      <text:p text:style-name="P2">1940 4.00</text:p>
      <text:p text:style-name="P2"/>
      <text:p text:style-name="P2">10 - SU</text:p>
      <text:p text:style-name="P2">0121 2.16</text:p>
      <text:p text:style-name="P2">0825 3.95</text:p>
      <text:p text:style-name="P2">1404 2.22</text:p>
      <text:p text:style-name="P2">2109 3.96</text:p>
      <text:p text:style-name="P2"/>
      <text:p text:style-name="P2">11 - M</text:p>
      <text:p text:style-name="P2">0248 2.21</text:p>
      <text:p text:style-name="P2">0948 4.02</text:p>
      <text:p text:style-name="P2">1527 2.15</text:p>
      <text:p text:style-name="P2">2221 4.11</text:p>
      <text:p text:style-name="P2"/>
      <text:p text:style-name="P2">12 - TU</text:p>
      <text:p text:style-name="P2">0401 2.05</text:p>
      <text:p text:style-name="P2">1048 4.21</text:p>
      <text:p text:style-name="P2">1630 1.92</text:p>
      <text:p text:style-name="P2">2312 4.32</text:p>
      <text:p text:style-name="P2"/>
      <text:p text:style-name="P2">13 - W</text:p>
      <text:p text:style-name="P2">0454 1.78</text:p>
      <text:p text:style-name="P2">1132 4.44</text:p>
      <text:p text:style-name="P2">1716 1.64</text:p>
      <text:p text:style-name="P2">2349 4.55</text:p>
      <text:p text:style-name="P2"/>
      <text:p text:style-name="P2">14 - TH</text:p>
      <text:p text:style-name="P2">0536 1.49</text:p>
      <text:p text:style-name="P2">1205 4.66</text:p>
      <text:p text:style-name="P2">1755 1.35</text:p>
      <text:p text:style-name="P2"/>
      <text:p text:style-name="P2"/>
      <text:p text:style-name="P2">15 - F</text:p>
      <text:p text:style-name="P2">0018 4.76</text:p>
      <text:p text:style-name="P2">0613 1.21</text:p>
      <text:p text:style-name="P2">1231 4.87</text:p>
      <text:p text:style-name="P2">1831 1.08</text:p>
      <text:p text:style-name="P2"/>
      <text:p text:style-name="P2">16 - SA</text:p>
      <text:p text:style-name="P2">0043 4.98</text:p>
      <text:p text:style-name="P2">0648 0.96</text:p>
      <text:p text:style-name="P2">1255 5.09</text:p>
      <text:p text:style-name="P2">1906 0.86</text:p>
      <text:p text:style-name="P2"/>
      <text:p text:style-name="P2">17 - SU</text:p>
      <text:p text:style-name="P2">0108 5.20</text:p>
      <text:p text:style-name="P2">0723 0.77</text:p>
      <text:p text:style-name="P2">1322 5.30</text:p>
      <text:p text:style-name="P2">1940 0.70</text:p>
      <text:p text:style-name="P2"/>
      <text:p text:style-name="P2">18 - M</text:p>
      <text:p text:style-name="P2">0137 5.39</text:p>
      <text:p text:style-name="P2">0758 0.66</text:p>
      <text:p text:style-name="P2">1353 5.46</text:p>
      <text:p text:style-name="P2">2016 0.63</text:p>
      <text:p text:style-name="P2"/>
      <text:p text:style-name="P2">19 - TU</text:p>
      <text:p text:style-name="P2">0210 5.51</text:p>
      <text:p text:style-name="P2">0834 0.63</text:p>
      <text:p text:style-name="P2">1428 5.54</text:p>
      <text:p text:style-name="P2">2053 0.65</text:p>
      <text:p text:style-name="P2"/>
      <text:p text:style-name="P2">20 - W</text:p>
      <text:p text:style-name="P2">0248 5.55</text:p>
      <text:p text:style-name="P2">0912 0.69</text:p>
      <text:p text:style-name="P2">1508 5.52</text:p>
      <text:p text:style-name="P2">2132 0.75</text:p>
      <text:p text:style-name="P2"/>
      <text:p text:style-name="P2">21 - TH</text:p>
      <text:p text:style-name="P2">0330 5.47</text:p>
      <text:p text:style-name="P2">0953 0.84</text:p>
      <text:p text:style-name="P2">1553 5.40</text:p>
      <text:p text:style-name="P2">2215 0.94</text:p>
      <text:p text:style-name="P2"/>
      <text:p text:style-name="P2">22 - F</text:p>
      <text:p text:style-name="P2">0418 5.30</text:p>
      <text:p text:style-name="P2">1039 1.05</text:p>
      <text:p text:style-name="P2">1644 5.19</text:p>
      <text:p text:style-name="P2">2306 1.17</text:p>
      <text:p text:style-name="P2"/>
      <text:p text:style-name="P2">23 - SA</text:p>
      <text:p text:style-name="P2">0513 5.08</text:p>
      <text:p text:style-name="P2">1135 1.29</text:p>
      <text:p text:style-name="P2">1744 4.96</text:p>
      <text:p text:style-name="P2"/>
      <text:p text:style-name="P2"/>
      <text:p text:style-name="P2">24 - SU</text:p>
      <text:p text:style-name="P2">0008 1.40</text:p>
      <text:p text:style-name="P2">0618 4.86</text:p>
      <text:p text:style-name="P2">1245 1.48</text:p>
      <text:p text:style-name="P2">1854 4.79</text:p>
      <text:p text:style-name="P2"/>
      <text:p text:style-name="P2">25 - M</text:p>
      <text:p text:style-name="P2">0125 1.52</text:p>
      <text:p text:style-name="P2">0732 4.76</text:p>
      <text:p text:style-name="P2">1406 1.52</text:p>
      <text:p text:style-name="P2">2011 4.78</text:p>
      <text:p text:style-name="P2"/>
      <text:p text:style-name="P2">26 - TU</text:p>
      <text:p text:style-name="P2">0246 1.47</text:p>
      <text:p text:style-name="P2">0849 4.84</text:p>
      <text:p text:style-name="P2">1523 1.37</text:p>
      <text:p text:style-name="P2">2125 4.95</text:p>
      <text:p text:style-name="P2"/>
      <text:p text:style-name="P2">27 - W</text:p>
      <text:p text:style-name="P2">0358 1.25</text:p>
      <text:p text:style-name="P2">0958 5.08</text:p>
      <text:p text:style-name="P2">1629 1.11</text:p>
      <text:p text:style-name="P2">2229 5.22</text:p>
      <text:p text:style-name="P2"/>
      <text:p text:style-name="P2">28 - TH</text:p>
      <text:p text:style-name="P2">0457 0.97</text:p>
      <text:p text:style-name="P2">1058 5.37</text:p>
      <text:p text:style-name="P2">1723 0.84</text:p>
      <text:p text:style-name="P2">2325 5.51</text:p>
      <text:p text:style-name="P2"/>
      <text:p text:style-name="P2">29 - F</text:p>
      <text:p text:style-name="P2">0547 0.72</text:p>
      <text:p text:style-name="P2">1151 5.63</text:p>
      <text:p text:style-name="P2">1810 0.61</text:p>
      <text:p text:style-name="P2"/>
      <text:p text:style-name="P2"/>
      <text:p text:style-name="P2">30 - SA</text:p>
      <text:p text:style-name="P2">0016 5.74</text:p>
      <text:p text:style-name="P2">0632 0.53</text:p>
      <text:p text:style-name="P2">1239 5.81</text:p>
      <text:p text:style-name="P2">1853 0.4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102 5.86</text:p>
      <text:p text:style-name="P2">0714 0.45</text:p>
      <text:p text:style-name="P2">1325 5.87</text:p>
      <text:p text:style-name="P2">1933 0.45</text:p>
      <text:p text:style-name="P2"/>
      <text:p text:style-name="P2">2 - M</text:p>
      <text:p text:style-name="P2">0147 5.86</text:p>
      <text:p text:style-name="P2">0753 0.47</text:p>
      <text:p text:style-name="P2">1409 5.81</text:p>
      <text:p text:style-name="P2">2012 0.52</text:p>
      <text:p text:style-name="P2"/>
      <text:p text:style-name="P2">3 - TU</text:p>
      <text:p text:style-name="P2">0231 5.73</text:p>
      <text:p text:style-name="P2">0831 0.59</text:p>
      <text:p text:style-name="P2">1452 5.63</text:p>
      <text:p text:style-name="P2">2050 0.68</text:p>
      <text:p text:style-name="P2"/>
      <text:p text:style-name="P2">4 - W</text:p>
      <text:p text:style-name="P2">0314 5.50</text:p>
      <text:p text:style-name="P2">0910 0.79</text:p>
      <text:p text:style-name="P2">1535 5.35</text:p>
      <text:p text:style-name="P2">2129 0.92</text:p>
      <text:p text:style-name="P2"/>
      <text:p text:style-name="P2">5 - TH</text:p>
      <text:p text:style-name="P2">0357 5.19</text:p>
      <text:p text:style-name="P2">0950 1.05</text:p>
      <text:p text:style-name="P2">1619 5.02</text:p>
      <text:p text:style-name="P2">2211 1.20</text:p>
      <text:p text:style-name="P2"/>
      <text:p text:style-name="P2">6 - F</text:p>
      <text:p text:style-name="P2">0441 4.84</text:p>
      <text:p text:style-name="P2">1032 1.35</text:p>
      <text:p text:style-name="P2">1705 4.67</text:p>
      <text:p text:style-name="P2">2256 1.50</text:p>
      <text:p text:style-name="P2"/>
      <text:p text:style-name="P2">7 - SA</text:p>
      <text:p text:style-name="P2">0529 4.50</text:p>
      <text:p text:style-name="P2">1120 1.65</text:p>
      <text:p text:style-name="P2">1755 4.34</text:p>
      <text:p text:style-name="P2">2347 1.78</text:p>
      <text:p text:style-name="P2"/>
      <text:p text:style-name="P2">8 - SU</text:p>
      <text:p text:style-name="P2">0624 4.21</text:p>
      <text:p text:style-name="P2">1215 1.90</text:p>
      <text:p text:style-name="P2">1856 4.10</text:p>
      <text:p text:style-name="P2"/>
      <text:p text:style-name="P2"/>
      <text:p text:style-name="P2">9 - M</text:p>
      <text:p text:style-name="P2">0046 1.99</text:p>
      <text:p text:style-name="P2">0730 4.02</text:p>
      <text:p text:style-name="P2">1319 2.05</text:p>
      <text:p text:style-name="P2">2006 3.98</text:p>
      <text:p text:style-name="P2"/>
      <text:p text:style-name="P2">10 - TU</text:p>
      <text:p text:style-name="P2">0153 2.08</text:p>
      <text:p text:style-name="P2">0841 3.98</text:p>
      <text:p text:style-name="P2">1427 2.07</text:p>
      <text:p text:style-name="P2">2114 4.00</text:p>
      <text:p text:style-name="P2"/>
      <text:p text:style-name="P2">11 - W</text:p>
      <text:p text:style-name="P2">0300 2.03</text:p>
      <text:p text:style-name="P2">0943 4.06</text:p>
      <text:p text:style-name="P2">1530 1.96</text:p>
      <text:p text:style-name="P2">2209 4.13</text:p>
      <text:p text:style-name="P2"/>
      <text:p text:style-name="P2">12 - TH</text:p>
      <text:p text:style-name="P2">0359 1.86</text:p>
      <text:p text:style-name="P2">1031 4.22</text:p>
      <text:p text:style-name="P2">1625 1.75</text:p>
      <text:p text:style-name="P2">2251 4.33</text:p>
      <text:p text:style-name="P2"/>
      <text:p text:style-name="P2">13 - F</text:p>
      <text:p text:style-name="P2">0449 1.63</text:p>
      <text:p text:style-name="P2">1109 4.44</text:p>
      <text:p text:style-name="P2">1712 1.50</text:p>
      <text:p text:style-name="P2">2326 4.56</text:p>
      <text:p text:style-name="P2"/>
      <text:p text:style-name="P2">14 - SA</text:p>
      <text:p text:style-name="P2">0534 1.38</text:p>
      <text:p text:style-name="P2">1143 4.69</text:p>
      <text:p text:style-name="P2">1756 1.25</text:p>
      <text:p text:style-name="P2">2359 4.82</text:p>
      <text:p text:style-name="P2"/>
      <text:p text:style-name="P2">15 - SU</text:p>
      <text:p text:style-name="P2">0616 1.13</text:p>
      <text:p text:style-name="P2">1216 4.95</text:p>
      <text:p text:style-name="P2">1837 1.02</text:p>
      <text:p text:style-name="P2"/>
      <text:p text:style-name="P2"/>
      <text:p text:style-name="P2">16 - M</text:p>
      <text:p text:style-name="P2">0034 5.08</text:p>
      <text:p text:style-name="P2">0657 0.92</text:p>
      <text:p text:style-name="P2">1253 5.20</text:p>
      <text:p text:style-name="P2">1917 0.83</text:p>
      <text:p text:style-name="P2"/>
      <text:p text:style-name="P2">17 - TU</text:p>
      <text:p text:style-name="P2">0112 5.31</text:p>
      <text:p text:style-name="P2">0737 0.76</text:p>
      <text:p text:style-name="P2">1332 5.40</text:p>
      <text:p text:style-name="P2">1957 0.71</text:p>
      <text:p text:style-name="P2"/>
      <text:p text:style-name="P2">18 - W</text:p>
      <text:p text:style-name="P2">0152 5.48</text:p>
      <text:p text:style-name="P2">0818 0.68</text:p>
      <text:p text:style-name="P2">1413 5.53</text:p>
      <text:p text:style-name="P2">2038 0.66</text:p>
      <text:p text:style-name="P2"/>
      <text:p text:style-name="P2">19 - TH</text:p>
      <text:p text:style-name="P2">0235 5.56</text:p>
      <text:p text:style-name="P2">0900 0.67</text:p>
      <text:p text:style-name="P2">1458 5.57</text:p>
      <text:p text:style-name="P2">2121 0.69</text:p>
      <text:p text:style-name="P2"/>
      <text:p text:style-name="P2">20 - F</text:p>
      <text:p text:style-name="P2">0321 5.56</text:p>
      <text:p text:style-name="P2">0944 0.73</text:p>
      <text:p text:style-name="P2">1545 5.53</text:p>
      <text:p text:style-name="P2">2207 0.79</text:p>
      <text:p text:style-name="P2"/>
      <text:p text:style-name="P2">21 - SA</text:p>
      <text:p text:style-name="P2">0411 5.48</text:p>
      <text:p text:style-name="P2">1031 0.86</text:p>
      <text:p text:style-name="P2">1637 5.41</text:p>
      <text:p text:style-name="P2">2257 0.94</text:p>
      <text:p text:style-name="P2"/>
      <text:p text:style-name="P2">22 - SU</text:p>
      <text:p text:style-name="P2">0505 5.33</text:p>
      <text:p text:style-name="P2">1124 1.02</text:p>
      <text:p text:style-name="P2">1734 5.25</text:p>
      <text:p text:style-name="P2">2353 1.11</text:p>
      <text:p text:style-name="P2"/>
      <text:p text:style-name="P2">23 - M</text:p>
      <text:p text:style-name="P2">0604 5.17</text:p>
      <text:p text:style-name="P2">1224 1.18</text:p>
      <text:p text:style-name="P2">1836 5.10</text:p>
      <text:p text:style-name="P2"/>
      <text:p text:style-name="P2"/>
      <text:p text:style-name="P2">24 - TU</text:p>
      <text:p text:style-name="P2">0057 1.25</text:p>
      <text:p text:style-name="P2">0709 5.04</text:p>
      <text:p text:style-name="P2">1332 1.29</text:p>
      <text:p text:style-name="P2">1943 5.01</text:p>
      <text:p text:style-name="P2"/>
      <text:p text:style-name="P2">25 - W</text:p>
      <text:p text:style-name="P2">0207 1.31</text:p>
      <text:p text:style-name="P2">0818 5.00</text:p>
      <text:p text:style-name="P2">1442 1.30</text:p>
      <text:p text:style-name="P2">2052 5.02</text:p>
      <text:p text:style-name="P2"/>
      <text:p text:style-name="P2">26 - TH</text:p>
      <text:p text:style-name="P2">0317 1.27</text:p>
      <text:p text:style-name="P2">0926 5.06</text:p>
      <text:p text:style-name="P2">1550 1.22</text:p>
      <text:p text:style-name="P2">2158 5.12</text:p>
      <text:p text:style-name="P2"/>
      <text:p text:style-name="P2">27 - F</text:p>
      <text:p text:style-name="P2">0421 1.15</text:p>
      <text:p text:style-name="P2">1029 5.19</text:p>
      <text:p text:style-name="P2">1651 1.08</text:p>
      <text:p text:style-name="P2">2259 5.27</text:p>
      <text:p text:style-name="P2"/>
      <text:p text:style-name="P2">28 - SA</text:p>
      <text:p text:style-name="P2">0519 1.01</text:p>
      <text:p text:style-name="P2">1127 5.34</text:p>
      <text:p text:style-name="P2">1745 0.94</text:p>
      <text:p text:style-name="P2">2355 5.41</text:p>
      <text:p text:style-name="P2"/>
      <text:p text:style-name="P2">29 - SU</text:p>
      <text:p text:style-name="P2">0609 0.88</text:p>
      <text:p text:style-name="P2">1221 5.47</text:p>
      <text:p text:style-name="P2">1833 0.83</text:p>
      <text:p text:style-name="P2"/>
      <text:p text:style-name="P2"/>
      <text:p text:style-name="P2">30 - M</text:p>
      <text:p text:style-name="P2">0046 5.51</text:p>
      <text:p text:style-name="P2">0655 0.80</text:p>
      <text:p text:style-name="P2">1310 5.53</text:p>
      <text:p text:style-name="P2">1917 0.78</text:p>
      <text:p text:style-name="P2"/>
      <text:p text:style-name="P2">31 - TU</text:p>
      <text:p text:style-name="P2">0134 5.53</text:p>
      <text:p text:style-name="P2">0738 0.78</text:p>
      <text:p text:style-name="P2">1357 5.51</text:p>
      <text:p text:style-name="P2">1958 0.7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24653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Bridge Command Training Area 1 – Times and heights of high and low waters - 201<text:span text:style-name="MT1">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20:14:13.690917137</meta:creation-date>
    <meta:editing-duration>PT20H25M</meta:editing-duration>
    <meta:editing-cycles>3</meta:editing-cycles>
    <meta:generator>LibreOffice/5.1.6.2$Linux_X86_64 LibreOffice_project/10m0$Build-2</meta:generator>
    <dc:date>2018-11-07T16:42:00.149252174</dc:date>
    <meta:document-statistic meta:table-count="0" meta:image-count="0" meta:object-count="0" meta:page-count="3" meta:paragraph-count="1788" meta:word-count="3942" meta:character-count="15135" meta:non-whitespace-character-count="12980"/>
  </office:meta>
</office:document-meta>
</file>